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rueKExperimentResult" table:style-name="ta1">
        <table:shapes>
          <draw:frame draw:z-index="0" draw:style-name="gr1" draw:text-style-name="P1" svg:width="159.99mm" svg:height="89.99mm" svg:x="331.47mm" svg:y="0mm">
            <loext:p draw:notify-on-update-of-ranges="trueKExperimentResult.A1:trueKExperimentResult.A999 trueKExperimentResult.B1:trueKExperimentResult.B99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6mm" svg:height="90.05mm" svg:x="169.5mm" svg:y="2.39mm">
            <loext:p draw:notify-on-update-of-ranges="trueKExperimentResult.D1:trueKExperimentResult.D101 trueKExperimentResult.E1:trueKExperimentResult.E1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clusters</text:p>
          </table:table-cell>
          <table:table-cell office:value-type="string" calcext:value-type="string">
            <text:p>coefficient</text:p>
          </table:table-cell>
          <table:table-cell/>
          <table:table-cell office:value-type="string" calcext:value-type="string">
            <text:p>tolerance</text:p>
          </table:table-cell>
          <table:table-cell office:value-type="string" calcext:value-type="string">
            <text:p>coeffici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67867391949" calcext:value-type="float">
            <text:p>0.00567867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757534134917" calcext:value-type="float">
            <text:p>0.07575341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519058620888" calcext:value-type="float">
            <text:p>0.0051905862</text:p>
          </table:table-cell>
          <table:table-cell/>
          <table:table-cell office:value-type="float" office:value="0.00002" calcext:value-type="float">
            <text:p>0.00002</text:p>
          </table:table-cell>
          <table:table-cell office:value-type="float" office:value="0.0777162694239" calcext:value-type="float">
            <text:p>0.07771626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586847145013" calcext:value-type="float">
            <text:p>0.0058684715</text:p>
          </table:table-cell>
          <table:table-cell/>
          <table:table-cell office:value-type="float" office:value="0.00004" calcext:value-type="float">
            <text:p>0.00004</text:p>
          </table:table-cell>
          <table:table-cell office:value-type="float" office:value="0.076650239268" calcext:value-type="float">
            <text:p>0.07665023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719540250715" calcext:value-type="float">
            <text:p>0.0071954025</text:p>
          </table:table-cell>
          <table:table-cell/>
          <table:table-cell office:value-type="float" office:value="0.00006" calcext:value-type="float">
            <text:p>0.00006</text:p>
          </table:table-cell>
          <table:table-cell office:value-type="float" office:value="0.0707681528323" calcext:value-type="float">
            <text:p>0.07076815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78327626952" calcext:value-type="float">
            <text:p>0.0078327627</text:p>
          </table:table-cell>
          <table:table-cell/>
          <table:table-cell office:value-type="float" office:value="0.00008" calcext:value-type="float">
            <text:p>0.00008</text:p>
          </table:table-cell>
          <table:table-cell office:value-type="float" office:value="0.0789336892122" calcext:value-type="float">
            <text:p>0.07893368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804273157223" calcext:value-type="float">
            <text:p>0.0080427316</text:p>
          </table:table-cell>
          <table:table-cell/>
          <table:table-cell office:value-type="float" office:value="0.0001" calcext:value-type="float">
            <text:p>0.0001</text:p>
          </table:table-cell>
          <table:table-cell office:value-type="float" office:value="0.0751261245334" calcext:value-type="float">
            <text:p>0.07512612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04887739886" calcext:value-type="float">
            <text:p>0.010488774</text:p>
          </table:table-cell>
          <table:table-cell/>
          <table:table-cell office:value-type="float" office:value="0.00012" calcext:value-type="float">
            <text:p>0.00012</text:p>
          </table:table-cell>
          <table:table-cell office:value-type="float" office:value="0.0809008164723" calcext:value-type="float">
            <text:p>0.08090081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984591389351" calcext:value-type="float">
            <text:p>0.0098459139</text:p>
          </table:table-cell>
          <table:table-cell/>
          <table:table-cell office:value-type="float" office:value="0.00014" calcext:value-type="float">
            <text:p>0.00014</text:p>
          </table:table-cell>
          <table:table-cell office:value-type="float" office:value="0.0806624055727" calcext:value-type="float">
            <text:p>0.08066240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17517756274" calcext:value-type="float">
            <text:p>0.0117517756</text:p>
          </table:table-cell>
          <table:table-cell/>
          <table:table-cell office:value-type="float" office:value="0.00016" calcext:value-type="float">
            <text:p>0.00016</text:p>
          </table:table-cell>
          <table:table-cell office:value-type="float" office:value="0.0729704654636" calcext:value-type="float">
            <text:p>0.07297046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27162199549" calcext:value-type="float">
            <text:p>0.01271622</text:p>
          </table:table-cell>
          <table:table-cell/>
          <table:table-cell office:value-type="float" office:value="0.00018" calcext:value-type="float">
            <text:p>0.00018</text:p>
          </table:table-cell>
          <table:table-cell office:value-type="float" office:value="0.0805060465847" calcext:value-type="float">
            <text:p>0.08050604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34855428299" calcext:value-type="float">
            <text:p>0.0134855428</text:p>
          </table:table-cell>
          <table:table-cell/>
          <table:table-cell office:value-type="float" office:value="0.0002" calcext:value-type="float">
            <text:p>0.0002</text:p>
          </table:table-cell>
          <table:table-cell office:value-type="float" office:value="0.0827847181826" calcext:value-type="float">
            <text:p>0.08278471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393042946" calcext:value-type="float">
            <text:p>0.0139304295</text:p>
          </table:table-cell>
          <table:table-cell/>
          <table:table-cell office:value-type="float" office:value="0.00022" calcext:value-type="float">
            <text:p>0.00022</text:p>
          </table:table-cell>
          <table:table-cell office:value-type="float" office:value="0.0809971836766" calcext:value-type="float">
            <text:p>0.08099718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4526508903" calcext:value-type="float">
            <text:p>0.0145265089</text:p>
          </table:table-cell>
          <table:table-cell/>
          <table:table-cell office:value-type="float" office:value="0.00024" calcext:value-type="float">
            <text:p>0.00024</text:p>
          </table:table-cell>
          <table:table-cell office:value-type="float" office:value="0.0865321594863" calcext:value-type="float">
            <text:p>0.08653215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39197690342" calcext:value-type="float">
            <text:p>0.013919769</text:p>
          </table:table-cell>
          <table:table-cell/>
          <table:table-cell office:value-type="float" office:value="0.00026" calcext:value-type="float">
            <text:p>0.00026</text:p>
          </table:table-cell>
          <table:table-cell office:value-type="float" office:value="0.0780831885453" calcext:value-type="float">
            <text:p>0.07808318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59730857939" calcext:value-type="float">
            <text:p>0.0159730858</text:p>
          </table:table-cell>
          <table:table-cell/>
          <table:table-cell office:value-type="float" office:value="0.00028" calcext:value-type="float">
            <text:p>0.00028</text:p>
          </table:table-cell>
          <table:table-cell office:value-type="float" office:value="0.0741486497581" calcext:value-type="float">
            <text:p>0.07414864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57519796102" calcext:value-type="float">
            <text:p>0.0157519796</text:p>
          </table:table-cell>
          <table:table-cell/>
          <table:table-cell office:value-type="float" office:value="0.0003" calcext:value-type="float">
            <text:p>0.0003</text:p>
          </table:table-cell>
          <table:table-cell office:value-type="float" office:value="0.0789950808329" calcext:value-type="float">
            <text:p>0.07899508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63793166009" calcext:value-type="float">
            <text:p>0.0163793166</text:p>
          </table:table-cell>
          <table:table-cell/>
          <table:table-cell office:value-type="float" office:value="0.00032" calcext:value-type="float">
            <text:p>0.00032</text:p>
          </table:table-cell>
          <table:table-cell office:value-type="float" office:value="0.0714175713906" calcext:value-type="float">
            <text:p>0.07141757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64824322463" calcext:value-type="float">
            <text:p>0.0164824322</text:p>
          </table:table-cell>
          <table:table-cell/>
          <table:table-cell office:value-type="float" office:value="0.00034" calcext:value-type="float">
            <text:p>0.00034</text:p>
          </table:table-cell>
          <table:table-cell office:value-type="float" office:value="0.0753626204945" calcext:value-type="float">
            <text:p>0.07536262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74284005812" calcext:value-type="float">
            <text:p>0.0174284006</text:p>
          </table:table-cell>
          <table:table-cell/>
          <table:table-cell office:value-type="float" office:value="0.00036" calcext:value-type="float">
            <text:p>0.00036</text:p>
          </table:table-cell>
          <table:table-cell office:value-type="float" office:value="0.0849076944832" calcext:value-type="float">
            <text:p>0.08490769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72571349016" calcext:value-type="float">
            <text:p>0.0172571349</text:p>
          </table:table-cell>
          <table:table-cell/>
          <table:table-cell office:value-type="float" office:value="0.00038" calcext:value-type="float">
            <text:p>0.00038</text:p>
          </table:table-cell>
          <table:table-cell office:value-type="float" office:value="0.0759282052736" calcext:value-type="float">
            <text:p>0.07592820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78788351399" calcext:value-type="float">
            <text:p>0.0178788351</text:p>
          </table:table-cell>
          <table:table-cell/>
          <table:table-cell office:value-type="float" office:value="0.0004" calcext:value-type="float">
            <text:p>0.0004</text:p>
          </table:table-cell>
          <table:table-cell office:value-type="float" office:value="0.0798864883814" calcext:value-type="float">
            <text:p>0.079886488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71512067719" calcext:value-type="float">
            <text:p>0.0171512068</text:p>
          </table:table-cell>
          <table:table-cell/>
          <table:table-cell office:value-type="float" office:value="0.00042" calcext:value-type="float">
            <text:p>0.00042</text:p>
          </table:table-cell>
          <table:table-cell office:value-type="float" office:value="0.0827764096641" calcext:value-type="float">
            <text:p>0.08277640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77625317978" calcext:value-type="float">
            <text:p>0.0177625318</text:p>
          </table:table-cell>
          <table:table-cell/>
          <table:table-cell office:value-type="float" office:value="0.00044" calcext:value-type="float">
            <text:p>0.00044</text:p>
          </table:table-cell>
          <table:table-cell office:value-type="float" office:value="0.0743104074807" calcext:value-type="float">
            <text:p>0.07431040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855588371" calcext:value-type="float">
            <text:p>0.0185558837</text:p>
          </table:table-cell>
          <table:table-cell/>
          <table:table-cell office:value-type="float" office:value="0.00046" calcext:value-type="float">
            <text:p>0.00046</text:p>
          </table:table-cell>
          <table:table-cell office:value-type="float" office:value="0.0745474086473" calcext:value-type="float">
            <text:p>0.074547408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91319765812" calcext:value-type="float">
            <text:p>0.0191319766</text:p>
          </table:table-cell>
          <table:table-cell/>
          <table:table-cell office:value-type="float" office:value="0.00048" calcext:value-type="float">
            <text:p>0.00048</text:p>
          </table:table-cell>
          <table:table-cell office:value-type="float" office:value="0.0854859393408" calcext:value-type="float">
            <text:p>0.085485939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97383313601" calcext:value-type="float">
            <text:p>0.0197383314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0751641822544" calcext:value-type="float">
            <text:p>0.07516418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202759954308" calcext:value-type="float">
            <text:p>0.0202759954</text:p>
          </table:table-cell>
          <table:table-cell/>
          <table:table-cell office:value-type="float" office:value="0.00052" calcext:value-type="float">
            <text:p>0.00052</text:p>
          </table:table-cell>
          <table:table-cell office:value-type="float" office:value="0.0799858422968" calcext:value-type="float">
            <text:p>0.07998584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75125523826" calcext:value-type="float">
            <text:p>0.0175125524</text:p>
          </table:table-cell>
          <table:table-cell/>
          <table:table-cell office:value-type="float" office:value="0.00054" calcext:value-type="float">
            <text:p>0.00054</text:p>
          </table:table-cell>
          <table:table-cell office:value-type="float" office:value="0.0842895615367" calcext:value-type="float">
            <text:p>0.08428956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06151023468" calcext:value-type="float">
            <text:p>0.0206151023</text:p>
          </table:table-cell>
          <table:table-cell/>
          <table:table-cell office:value-type="float" office:value="0.00056" calcext:value-type="float">
            <text:p>0.00056</text:p>
          </table:table-cell>
          <table:table-cell office:value-type="float" office:value="0.0772459309784" calcext:value-type="float">
            <text:p>0.0772459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190975207743" calcext:value-type="float">
            <text:p>0.0190975208</text:p>
          </table:table-cell>
          <table:table-cell/>
          <table:table-cell office:value-type="float" office:value="0.00058" calcext:value-type="float">
            <text:p>0.00058</text:p>
          </table:table-cell>
          <table:table-cell office:value-type="float" office:value="0.0788627369755" calcext:value-type="float">
            <text:p>0.0788627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9233462964" calcext:value-type="float">
            <text:p>0.019233463</text:p>
          </table:table-cell>
          <table:table-cell/>
          <table:table-cell office:value-type="float" office:value="0.0006" calcext:value-type="float">
            <text:p>0.0006</text:p>
          </table:table-cell>
          <table:table-cell office:value-type="float" office:value="0.0751616511904" calcext:value-type="float">
            <text:p>0.07516165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195193583813" calcext:value-type="float">
            <text:p>0.0195193584</text:p>
          </table:table-cell>
          <table:table-cell/>
          <table:table-cell office:value-type="float" office:value="0.00062" calcext:value-type="float">
            <text:p>0.00062</text:p>
          </table:table-cell>
          <table:table-cell office:value-type="float" office:value="0.075468390901" calcext:value-type="float">
            <text:p>0.07546839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195537041866" calcext:value-type="float">
            <text:p>0.0195537042</text:p>
          </table:table-cell>
          <table:table-cell/>
          <table:table-cell office:value-type="float" office:value="0.00064" calcext:value-type="float">
            <text:p>0.00064</text:p>
          </table:table-cell>
          <table:table-cell office:value-type="float" office:value="0.0820853081056" calcext:value-type="float">
            <text:p>0.08208530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06238667149" calcext:value-type="float">
            <text:p>0.0206238667</text:p>
          </table:table-cell>
          <table:table-cell/>
          <table:table-cell office:value-type="float" office:value="0.00066" calcext:value-type="float">
            <text:p>0.00066</text:p>
          </table:table-cell>
          <table:table-cell office:value-type="float" office:value="0.0788595587013" calcext:value-type="float">
            <text:p>0.078859558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95210337245" calcext:value-type="float">
            <text:p>0.0195210337</text:p>
          </table:table-cell>
          <table:table-cell/>
          <table:table-cell office:value-type="float" office:value="0.00068" calcext:value-type="float">
            <text:p>0.00068</text:p>
          </table:table-cell>
          <table:table-cell office:value-type="float" office:value="0.0844133534662" calcext:value-type="float">
            <text:p>0.08441335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94802469106" calcext:value-type="float">
            <text:p>0.0194802469</text:p>
          </table:table-cell>
          <table:table-cell/>
          <table:table-cell office:value-type="float" office:value="0.0007" calcext:value-type="float">
            <text:p>0.0007</text:p>
          </table:table-cell>
          <table:table-cell office:value-type="float" office:value="0.0826900696487" calcext:value-type="float">
            <text:p>0.082690069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81960285638" calcext:value-type="float">
            <text:p>0.0181960286</text:p>
          </table:table-cell>
          <table:table-cell/>
          <table:table-cell office:value-type="float" office:value="0.00072" calcext:value-type="float">
            <text:p>0.00072</text:p>
          </table:table-cell>
          <table:table-cell office:value-type="float" office:value="0.0713955373966" calcext:value-type="float">
            <text:p>0.07139553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93684938578" calcext:value-type="float">
            <text:p>0.0193684939</text:p>
          </table:table-cell>
          <table:table-cell/>
          <table:table-cell office:value-type="float" office:value="0.00074" calcext:value-type="float">
            <text:p>0.00074</text:p>
          </table:table-cell>
          <table:table-cell office:value-type="float" office:value="0.0757447015904" calcext:value-type="float">
            <text:p>0.07574470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90265733872" calcext:value-type="float">
            <text:p>0.0190265734</text:p>
          </table:table-cell>
          <table:table-cell/>
          <table:table-cell office:value-type="float" office:value="0.00076" calcext:value-type="float">
            <text:p>0.00076</text:p>
          </table:table-cell>
          <table:table-cell office:value-type="float" office:value="0.0817825394822" calcext:value-type="float">
            <text:p>0.08178253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25418552473" calcext:value-type="float">
            <text:p>0.0225418552</text:p>
          </table:table-cell>
          <table:table-cell/>
          <table:table-cell office:value-type="float" office:value="0.00078" calcext:value-type="float">
            <text:p>0.00078</text:p>
          </table:table-cell>
          <table:table-cell office:value-type="float" office:value="0.0818886284344" calcext:value-type="float">
            <text:p>0.08188862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0579492516" calcext:value-type="float">
            <text:p>0.0205794925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866085999762" calcext:value-type="float">
            <text:p>0.08660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02409187005" calcext:value-type="float">
            <text:p>0.0202409187</text:p>
          </table:table-cell>
          <table:table-cell/>
          <table:table-cell office:value-type="float" office:value="0.00082" calcext:value-type="float">
            <text:p>0.00082</text:p>
          </table:table-cell>
          <table:table-cell office:value-type="float" office:value="0.0911531795034" calcext:value-type="float">
            <text:p>0.091153179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24328817798" calcext:value-type="float">
            <text:p>0.0224328818</text:p>
          </table:table-cell>
          <table:table-cell/>
          <table:table-cell office:value-type="float" office:value="0.00084" calcext:value-type="float">
            <text:p>0.00084</text:p>
          </table:table-cell>
          <table:table-cell office:value-type="float" office:value="0.0825027312441" calcext:value-type="float">
            <text:p>0.08250273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06770345073" calcext:value-type="float">
            <text:p>0.0206770345</text:p>
          </table:table-cell>
          <table:table-cell/>
          <table:table-cell office:value-type="float" office:value="0.00086" calcext:value-type="float">
            <text:p>0.00086</text:p>
          </table:table-cell>
          <table:table-cell office:value-type="float" office:value="0.0796015498048" calcext:value-type="float">
            <text:p>0.079601549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208776201458" calcext:value-type="float">
            <text:p>0.0208776201</text:p>
          </table:table-cell>
          <table:table-cell/>
          <table:table-cell office:value-type="float" office:value="0.00088" calcext:value-type="float">
            <text:p>0.00088</text:p>
          </table:table-cell>
          <table:table-cell office:value-type="float" office:value="0.079513474192" calcext:value-type="float">
            <text:p>0.07951347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04285471318" calcext:value-type="float">
            <text:p>0.0204285471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0.0721552997085" calcext:value-type="float">
            <text:p>0.072155299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204149465965" calcext:value-type="float">
            <text:p>0.0204149466</text:p>
          </table:table-cell>
          <table:table-cell/>
          <table:table-cell office:value-type="float" office:value="0.00092" calcext:value-type="float">
            <text:p>0.00092</text:p>
          </table:table-cell>
          <table:table-cell office:value-type="float" office:value="0.0772087773533" calcext:value-type="float">
            <text:p>0.077208777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215747552704" calcext:value-type="float">
            <text:p>0.0215747553</text:p>
          </table:table-cell>
          <table:table-cell/>
          <table:table-cell office:value-type="float" office:value="0.00094" calcext:value-type="float">
            <text:p>0.00094</text:p>
          </table:table-cell>
          <table:table-cell office:value-type="float" office:value="0.0831436924553" calcext:value-type="float">
            <text:p>0.08314369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05980528856" calcext:value-type="float">
            <text:p>0.0205980529</text:p>
          </table:table-cell>
          <table:table-cell/>
          <table:table-cell office:value-type="float" office:value="0.00096" calcext:value-type="float">
            <text:p>0.00096</text:p>
          </table:table-cell>
          <table:table-cell office:value-type="float" office:value="0.0812559919384" calcext:value-type="float">
            <text:p>0.081255991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224247095685" calcext:value-type="float">
            <text:p>0.0224247096</text:p>
          </table:table-cell>
          <table:table-cell/>
          <table:table-cell office:value-type="float" office:value="0.00098" calcext:value-type="float">
            <text:p>0.00098</text:p>
          </table:table-cell>
          <table:table-cell office:value-type="float" office:value="0.0822207313881" calcext:value-type="float">
            <text:p>0.08222073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211203727129" calcext:value-type="float">
            <text:p>0.0211203727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809600336725" calcext:value-type="float">
            <text:p>0.080960033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184200753785" calcext:value-type="float">
            <text:p>0.0184200754</text:p>
          </table:table-cell>
          <table:table-cell/>
          <table:table-cell office:value-type="float" office:value="0.00102" calcext:value-type="float">
            <text:p>0.00102</text:p>
          </table:table-cell>
          <table:table-cell office:value-type="float" office:value="0.0802904439811" calcext:value-type="float">
            <text:p>0.08029044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209106101349" calcext:value-type="float">
            <text:p>0.0209106101</text:p>
          </table:table-cell>
          <table:table-cell/>
          <table:table-cell office:value-type="float" office:value="0.00104" calcext:value-type="float">
            <text:p>0.00104</text:p>
          </table:table-cell>
          <table:table-cell office:value-type="float" office:value="0.080706209391" calcext:value-type="float">
            <text:p>0.080706209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213870153731" calcext:value-type="float">
            <text:p>0.0213870154</text:p>
          </table:table-cell>
          <table:table-cell/>
          <table:table-cell office:value-type="float" office:value="0.00106" calcext:value-type="float">
            <text:p>0.00106</text:p>
          </table:table-cell>
          <table:table-cell office:value-type="float" office:value="0.0834650276444" calcext:value-type="float">
            <text:p>0.083465027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22480198526" calcext:value-type="float">
            <text:p>0.0224801985</text:p>
          </table:table-cell>
          <table:table-cell/>
          <table:table-cell office:value-type="float" office:value="0.00108" calcext:value-type="float">
            <text:p>0.00108</text:p>
          </table:table-cell>
          <table:table-cell office:value-type="float" office:value="0.0788717230559" calcext:value-type="float">
            <text:p>0.078871723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204770325382" calcext:value-type="float">
            <text:p>0.0204770325</text:p>
          </table:table-cell>
          <table:table-cell/>
          <table:table-cell office:value-type="float" office:value="0.0011" calcext:value-type="float">
            <text:p>0.0011</text:p>
          </table:table-cell>
          <table:table-cell office:value-type="float" office:value="0.0820517060364" calcext:value-type="float">
            <text:p>0.0820517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213628702146" calcext:value-type="float">
            <text:p>0.0213628702</text:p>
          </table:table-cell>
          <table:table-cell/>
          <table:table-cell office:value-type="float" office:value="0.00112" calcext:value-type="float">
            <text:p>0.00112</text:p>
          </table:table-cell>
          <table:table-cell office:value-type="float" office:value="0.0839836991826" calcext:value-type="float">
            <text:p>0.083983699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209726613495" calcext:value-type="float">
            <text:p>0.0209726613</text:p>
          </table:table-cell>
          <table:table-cell/>
          <table:table-cell office:value-type="float" office:value="0.00114" calcext:value-type="float">
            <text:p>0.00114</text:p>
          </table:table-cell>
          <table:table-cell office:value-type="float" office:value="0.0780209012872" calcext:value-type="float">
            <text:p>0.07802090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37130759636" calcext:value-type="float">
            <text:p>0.023713076</text:p>
          </table:table-cell>
          <table:table-cell/>
          <table:table-cell office:value-type="float" office:value="0.00116" calcext:value-type="float">
            <text:p>0.00116</text:p>
          </table:table-cell>
          <table:table-cell office:value-type="float" office:value="0.0798558936451" calcext:value-type="float">
            <text:p>0.079855893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244473793011" calcext:value-type="float">
            <text:p>0.0244473793</text:p>
          </table:table-cell>
          <table:table-cell/>
          <table:table-cell office:value-type="float" office:value="0.00118" calcext:value-type="float">
            <text:p>0.00118</text:p>
          </table:table-cell>
          <table:table-cell office:value-type="float" office:value="0.0821779097827" calcext:value-type="float">
            <text:p>0.082177909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231499261792" calcext:value-type="float">
            <text:p>0.0231499262</text:p>
          </table:table-cell>
          <table:table-cell/>
          <table:table-cell office:value-type="float" office:value="0.0012" calcext:value-type="float">
            <text:p>0.0012</text:p>
          </table:table-cell>
          <table:table-cell office:value-type="float" office:value="0.0777075448263" calcext:value-type="float">
            <text:p>0.077707544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230060860712" calcext:value-type="float">
            <text:p>0.0230060861</text:p>
          </table:table-cell>
          <table:table-cell/>
          <table:table-cell office:value-type="float" office:value="0.00122" calcext:value-type="float">
            <text:p>0.00122</text:p>
          </table:table-cell>
          <table:table-cell office:value-type="float" office:value="0.0734003592038" calcext:value-type="float">
            <text:p>0.073400359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18484964609" calcext:value-type="float">
            <text:p>0.0218484965</text:p>
          </table:table-cell>
          <table:table-cell/>
          <table:table-cell office:value-type="float" office:value="0.00124" calcext:value-type="float">
            <text:p>0.00124</text:p>
          </table:table-cell>
          <table:table-cell office:value-type="float" office:value="0.0862818154144" calcext:value-type="float">
            <text:p>0.086281815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239537834499" calcext:value-type="float">
            <text:p>0.0239537834</text:p>
          </table:table-cell>
          <table:table-cell/>
          <table:table-cell office:value-type="float" office:value="0.00126" calcext:value-type="float">
            <text:p>0.00126</text:p>
          </table:table-cell>
          <table:table-cell office:value-type="float" office:value="0.0777924022037" calcext:value-type="float">
            <text:p>0.07779240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22921877274" calcext:value-type="float">
            <text:p>0.0229218773</text:p>
          </table:table-cell>
          <table:table-cell/>
          <table:table-cell office:value-type="float" office:value="0.00128" calcext:value-type="float">
            <text:p>0.00128</text:p>
          </table:table-cell>
          <table:table-cell office:value-type="float" office:value="0.0815166815488" calcext:value-type="float">
            <text:p>0.08151668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238209046958" calcext:value-type="float">
            <text:p>0.0238209047</text:p>
          </table:table-cell>
          <table:table-cell/>
          <table:table-cell office:value-type="float" office:value="0.0013" calcext:value-type="float">
            <text:p>0.0013</text:p>
          </table:table-cell>
          <table:table-cell office:value-type="float" office:value="0.0885041205195" calcext:value-type="float">
            <text:p>0.088504120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245986790355" calcext:value-type="float">
            <text:p>0.024598679</text:p>
          </table:table-cell>
          <table:table-cell/>
          <table:table-cell office:value-type="float" office:value="0.00132" calcext:value-type="float">
            <text:p>0.00132</text:p>
          </table:table-cell>
          <table:table-cell office:value-type="float" office:value="0.0805347160535" calcext:value-type="float">
            <text:p>0.080534716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229690483784" calcext:value-type="float">
            <text:p>0.0229690484</text:p>
          </table:table-cell>
          <table:table-cell/>
          <table:table-cell office:value-type="float" office:value="0.00134" calcext:value-type="float">
            <text:p>0.00134</text:p>
          </table:table-cell>
          <table:table-cell office:value-type="float" office:value="0.0747103139024" calcext:value-type="float">
            <text:p>0.07471031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31050988348" calcext:value-type="float">
            <text:p>0.0231050988</text:p>
          </table:table-cell>
          <table:table-cell/>
          <table:table-cell office:value-type="float" office:value="0.00136" calcext:value-type="float">
            <text:p>0.00136</text:p>
          </table:table-cell>
          <table:table-cell office:value-type="float" office:value="0.07533776568" calcext:value-type="float">
            <text:p>0.075337765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2357781864" calcext:value-type="float">
            <text:p>0.0235778186</text:p>
          </table:table-cell>
          <table:table-cell/>
          <table:table-cell office:value-type="float" office:value="0.00138" calcext:value-type="float">
            <text:p>0.00138</text:p>
          </table:table-cell>
          <table:table-cell office:value-type="float" office:value="0.0808446879428" calcext:value-type="float">
            <text:p>0.080844687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214985520075" calcext:value-type="float">
            <text:p>0.021498552</text:p>
          </table:table-cell>
          <table:table-cell/>
          <table:table-cell office:value-type="float" office:value="0.0014" calcext:value-type="float">
            <text:p>0.0014</text:p>
          </table:table-cell>
          <table:table-cell office:value-type="float" office:value="0.0819577051491" calcext:value-type="float">
            <text:p>0.081957705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25131246535" calcext:value-type="float">
            <text:p>0.0251312465</text:p>
          </table:table-cell>
          <table:table-cell/>
          <table:table-cell office:value-type="float" office:value="0.00142" calcext:value-type="float">
            <text:p>0.00142</text:p>
          </table:table-cell>
          <table:table-cell office:value-type="float" office:value="0.0708526977274" calcext:value-type="float">
            <text:p>0.070852697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229781993889" calcext:value-type="float">
            <text:p>0.0229781994</text:p>
          </table:table-cell>
          <table:table-cell/>
          <table:table-cell office:value-type="float" office:value="0.00144" calcext:value-type="float">
            <text:p>0.00144</text:p>
          </table:table-cell>
          <table:table-cell office:value-type="float" office:value="0.0735521803585" calcext:value-type="float">
            <text:p>0.07355218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247867791913" calcext:value-type="float">
            <text:p>0.0247867792</text:p>
          </table:table-cell>
          <table:table-cell/>
          <table:table-cell office:value-type="float" office:value="0.00146" calcext:value-type="float">
            <text:p>0.00146</text:p>
          </table:table-cell>
          <table:table-cell office:value-type="float" office:value="0.075205473435" calcext:value-type="float">
            <text:p>0.075205473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232315268272" calcext:value-type="float">
            <text:p>0.0232315268</text:p>
          </table:table-cell>
          <table:table-cell/>
          <table:table-cell office:value-type="float" office:value="0.00148" calcext:value-type="float">
            <text:p>0.00148</text:p>
          </table:table-cell>
          <table:table-cell office:value-type="float" office:value="0.0730197193936" calcext:value-type="float">
            <text:p>0.073019719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23561418769" calcext:value-type="float">
            <text:p>0.0235614188</text:p>
          </table:table-cell>
          <table:table-cell/>
          <table:table-cell office:value-type="float" office:value="0.0015" calcext:value-type="float">
            <text:p>0.0015</text:p>
          </table:table-cell>
          <table:table-cell office:value-type="float" office:value="0.0787146474907" calcext:value-type="float">
            <text:p>0.07871464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244607491195" calcext:value-type="float">
            <text:p>0.0244607491</text:p>
          </table:table-cell>
          <table:table-cell/>
          <table:table-cell office:value-type="float" office:value="0.00152" calcext:value-type="float">
            <text:p>0.00152</text:p>
          </table:table-cell>
          <table:table-cell office:value-type="float" office:value="0.0745513679329" calcext:value-type="float">
            <text:p>0.074551367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256196254312" calcext:value-type="float">
            <text:p>0.0256196254</text:p>
          </table:table-cell>
          <table:table-cell/>
          <table:table-cell office:value-type="float" office:value="0.00154" calcext:value-type="float">
            <text:p>0.00154</text:p>
          </table:table-cell>
          <table:table-cell office:value-type="float" office:value="0.0768646938555" calcext:value-type="float">
            <text:p>0.076864693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56527617361" calcext:value-type="float">
            <text:p>0.0256527617</text:p>
          </table:table-cell>
          <table:table-cell/>
          <table:table-cell office:value-type="float" office:value="0.00156" calcext:value-type="float">
            <text:p>0.00156</text:p>
          </table:table-cell>
          <table:table-cell office:value-type="float" office:value="0.0767405406454" calcext:value-type="float">
            <text:p>0.076740540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229480929853" calcext:value-type="float">
            <text:p>0.022948093</text:p>
          </table:table-cell>
          <table:table-cell/>
          <table:table-cell office:value-type="float" office:value="0.00158" calcext:value-type="float">
            <text:p>0.00158</text:p>
          </table:table-cell>
          <table:table-cell office:value-type="float" office:value="0.076427495579" calcext:value-type="float">
            <text:p>0.076427495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226296551181" calcext:value-type="float">
            <text:p>0.0226296551</text:p>
          </table:table-cell>
          <table:table-cell/>
          <table:table-cell office:value-type="float" office:value="0.0016" calcext:value-type="float">
            <text:p>0.0016</text:p>
          </table:table-cell>
          <table:table-cell office:value-type="float" office:value="0.0759259450417" calcext:value-type="float">
            <text:p>0.07592594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233064405035" calcext:value-type="float">
            <text:p>0.0233064405</text:p>
          </table:table-cell>
          <table:table-cell/>
          <table:table-cell office:value-type="float" office:value="0.00162" calcext:value-type="float">
            <text:p>0.00162</text:p>
          </table:table-cell>
          <table:table-cell office:value-type="float" office:value="0.0810695158928" calcext:value-type="float">
            <text:p>0.081069515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275827377534" calcext:value-type="float">
            <text:p>0.0275827378</text:p>
          </table:table-cell>
          <table:table-cell/>
          <table:table-cell office:value-type="float" office:value="0.00164" calcext:value-type="float">
            <text:p>0.00164</text:p>
          </table:table-cell>
          <table:table-cell office:value-type="float" office:value="0.0798501635719" calcext:value-type="float">
            <text:p>0.079850163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293861284334" calcext:value-type="float">
            <text:p>0.0293861284</text:p>
          </table:table-cell>
          <table:table-cell/>
          <table:table-cell office:value-type="float" office:value="0.00166" calcext:value-type="float">
            <text:p>0.00166</text:p>
          </table:table-cell>
          <table:table-cell office:value-type="float" office:value="0.0831539082343" calcext:value-type="float">
            <text:p>0.083153908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259844639109" calcext:value-type="float">
            <text:p>0.0259844639</text:p>
          </table:table-cell>
          <table:table-cell/>
          <table:table-cell office:value-type="float" office:value="0.00168" calcext:value-type="float">
            <text:p>0.00168</text:p>
          </table:table-cell>
          <table:table-cell office:value-type="float" office:value="0.0781859916658" calcext:value-type="float">
            <text:p>0.078185991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251538480473" calcext:value-type="float">
            <text:p>0.025153848</text:p>
          </table:table-cell>
          <table:table-cell/>
          <table:table-cell office:value-type="float" office:value="0.0017" calcext:value-type="float">
            <text:p>0.0017</text:p>
          </table:table-cell>
          <table:table-cell office:value-type="float" office:value="0.0776986847024" calcext:value-type="float">
            <text:p>0.077698684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265930673441" calcext:value-type="float">
            <text:p>0.0265930673</text:p>
          </table:table-cell>
          <table:table-cell/>
          <table:table-cell office:value-type="float" office:value="0.00172" calcext:value-type="float">
            <text:p>0.00172</text:p>
          </table:table-cell>
          <table:table-cell office:value-type="float" office:value="0.0806021358279" calcext:value-type="float">
            <text:p>0.080602135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256046874035" calcext:value-type="float">
            <text:p>0.0256046874</text:p>
          </table:table-cell>
          <table:table-cell/>
          <table:table-cell office:value-type="float" office:value="0.00174" calcext:value-type="float">
            <text:p>0.00174</text:p>
          </table:table-cell>
          <table:table-cell office:value-type="float" office:value="0.0767120904832" calcext:value-type="float">
            <text:p>0.07671209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76605047708" calcext:value-type="float">
            <text:p>0.0276605048</text:p>
          </table:table-cell>
          <table:table-cell/>
          <table:table-cell office:value-type="float" office:value="0.00176" calcext:value-type="float">
            <text:p>0.00176</text:p>
          </table:table-cell>
          <table:table-cell office:value-type="float" office:value="0.0731018396467" calcext:value-type="float">
            <text:p>0.073101839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235933742967" calcext:value-type="float">
            <text:p>0.0235933743</text:p>
          </table:table-cell>
          <table:table-cell/>
          <table:table-cell office:value-type="float" office:value="0.00178" calcext:value-type="float">
            <text:p>0.00178</text:p>
          </table:table-cell>
          <table:table-cell office:value-type="float" office:value="0.0736649451835" calcext:value-type="float">
            <text:p>0.073664945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27365281581" calcext:value-type="float">
            <text:p>0.0273652816</text:p>
          </table:table-cell>
          <table:table-cell/>
          <table:table-cell office:value-type="float" office:value="0.0018" calcext:value-type="float">
            <text:p>0.0018</text:p>
          </table:table-cell>
          <table:table-cell office:value-type="float" office:value="0.082958563082" calcext:value-type="float">
            <text:p>0.082958563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26265119004" calcext:value-type="float">
            <text:p>0.026265119</text:p>
          </table:table-cell>
          <table:table-cell/>
          <table:table-cell office:value-type="float" office:value="0.00182" calcext:value-type="float">
            <text:p>0.00182</text:p>
          </table:table-cell>
          <table:table-cell office:value-type="float" office:value="0.0781594698787" calcext:value-type="float">
            <text:p>0.078159469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286307766079" calcext:value-type="float">
            <text:p>0.0286307766</text:p>
          </table:table-cell>
          <table:table-cell/>
          <table:table-cell office:value-type="float" office:value="0.00184" calcext:value-type="float">
            <text:p>0.00184</text:p>
          </table:table-cell>
          <table:table-cell office:value-type="float" office:value="0.0724263605672" calcext:value-type="float">
            <text:p>0.072426360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268601768025" calcext:value-type="float">
            <text:p>0.0268601768</text:p>
          </table:table-cell>
          <table:table-cell/>
          <table:table-cell office:value-type="float" office:value="0.00186" calcext:value-type="float">
            <text:p>0.00186</text:p>
          </table:table-cell>
          <table:table-cell office:value-type="float" office:value="0.0783582600246" calcext:value-type="float">
            <text:p>0.0783582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263364541976" calcext:value-type="float">
            <text:p>0.0263364542</text:p>
          </table:table-cell>
          <table:table-cell/>
          <table:table-cell office:value-type="float" office:value="0.00188" calcext:value-type="float">
            <text:p>0.00188</text:p>
          </table:table-cell>
          <table:table-cell office:value-type="float" office:value="0.0766090391851" calcext:value-type="float">
            <text:p>0.076609039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278402029497" calcext:value-type="float">
            <text:p>0.0278402029</text:p>
          </table:table-cell>
          <table:table-cell/>
          <table:table-cell office:value-type="float" office:value="0.0019" calcext:value-type="float">
            <text:p>0.0019</text:p>
          </table:table-cell>
          <table:table-cell office:value-type="float" office:value="0.0822018566266" calcext:value-type="float">
            <text:p>0.082201856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267350687421" calcext:value-type="float">
            <text:p>0.0267350687</text:p>
          </table:table-cell>
          <table:table-cell/>
          <table:table-cell office:value-type="float" office:value="0.00192" calcext:value-type="float">
            <text:p>0.00192</text:p>
          </table:table-cell>
          <table:table-cell office:value-type="float" office:value="0.0802431960718" calcext:value-type="float">
            <text:p>0.080243196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277926825701" calcext:value-type="float">
            <text:p>0.0277926826</text:p>
          </table:table-cell>
          <table:table-cell/>
          <table:table-cell office:value-type="float" office:value="0.00194" calcext:value-type="float">
            <text:p>0.00194</text:p>
          </table:table-cell>
          <table:table-cell office:value-type="float" office:value="0.0699292669732" calcext:value-type="float">
            <text:p>0.0699292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64916239103" calcext:value-type="float">
            <text:p>0.0264916239</text:p>
          </table:table-cell>
          <table:table-cell/>
          <table:table-cell office:value-type="float" office:value="0.00196" calcext:value-type="float">
            <text:p>0.00196</text:p>
          </table:table-cell>
          <table:table-cell office:value-type="float" office:value="0.0830342249287" calcext:value-type="float">
            <text:p>0.083034224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257906017394" calcext:value-type="float">
            <text:p>0.0257906017</text:p>
          </table:table-cell>
          <table:table-cell/>
          <table:table-cell office:value-type="float" office:value="0.00198" calcext:value-type="float">
            <text:p>0.00198</text:p>
          </table:table-cell>
          <table:table-cell office:value-type="float" office:value="0.0748067921401" calcext:value-type="float">
            <text:p>0.074806792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257674879638" calcext:value-type="float">
            <text:p>0.025767488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270740815306" calcext:value-type="float">
            <text:p>0.0270740815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331264483459" calcext:value-type="float">
            <text:p>0.0331264483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262017980905" calcext:value-type="float">
            <text:p>0.0262017981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279294086453" calcext:value-type="float">
            <text:p>0.0279294086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271679126222" calcext:value-type="float">
            <text:p>0.0271679126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27429106412" calcext:value-type="float">
            <text:p>0.0274291064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27296176752" calcext:value-type="float">
            <text:p>0.0272961768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88295708871" calcext:value-type="float">
            <text:p>0.0288295709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259348115033" calcext:value-type="float">
            <text:p>0.0259348115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272469643556" calcext:value-type="float">
            <text:p>0.0272469644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293728146048" calcext:value-type="float">
            <text:p>0.0293728146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289453115347" calcext:value-type="float">
            <text:p>0.0289453115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268182825903" calcext:value-type="float">
            <text:p>0.0268182826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276509309611" calcext:value-type="float">
            <text:p>0.027650931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276715464732" calcext:value-type="float">
            <text:p>0.0276715465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293413106234" calcext:value-type="float">
            <text:p>0.0293413106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312909754215" calcext:value-type="float">
            <text:p>0.0312909754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91326600784" calcext:value-type="float">
            <text:p>0.0291326601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296451579892" calcext:value-type="float">
            <text:p>0.029645158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307594373608" calcext:value-type="float">
            <text:p>0.0307594374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311176042663" calcext:value-type="float">
            <text:p>0.0311176043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311413525009" calcext:value-type="float">
            <text:p>0.0311413525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314853182325" calcext:value-type="float">
            <text:p>0.0314853182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302496381901" calcext:value-type="float">
            <text:p>0.0302496382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325548488646" calcext:value-type="float">
            <text:p>0.0325548489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78796480967" calcext:value-type="float">
            <text:p>0.0278796481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289420259907" calcext:value-type="float">
            <text:p>0.028942026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30415028169" calcext:value-type="float">
            <text:p>0.0330415028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370839619079" calcext:value-type="float">
            <text:p>0.0370839619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320586317101" calcext:value-type="float">
            <text:p>0.0320586317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331804477272" calcext:value-type="float">
            <text:p>0.0331804477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339122634596" calcext:value-type="float">
            <text:p>0.0339122635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334882728464" calcext:value-type="float">
            <text:p>0.0334882728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336931257965" calcext:value-type="float">
            <text:p>0.0336931258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308321460553" calcext:value-type="float">
            <text:p>0.0308321461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3319012056" calcext:value-type="float">
            <text:p>0.0331901206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329699334017" calcext:value-type="float">
            <text:p>0.0329699334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25468416967" calcext:value-type="float">
            <text:p>0.0325468417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364553496204" calcext:value-type="float">
            <text:p>0.0364553496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319152516868" calcext:value-type="float">
            <text:p>0.0319152517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333961551107" calcext:value-type="float">
            <text:p>0.0333961551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342887083184" calcext:value-type="float">
            <text:p>0.0342887083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336336801461" calcext:value-type="float">
            <text:p>0.0336336801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336966275547" calcext:value-type="float">
            <text:p>0.0336966276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36887160917" calcext:value-type="float">
            <text:p>0.0368871609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357991715397" calcext:value-type="float">
            <text:p>0.0357991715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347682042964" calcext:value-type="float">
            <text:p>0.0347682043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52419531419" calcext:value-type="float">
            <text:p>0.0352419531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362898056577" calcext:value-type="float">
            <text:p>0.036289805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34013566362" calcext:value-type="float">
            <text:p>0.0340135664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402883952532" calcext:value-type="float">
            <text:p>0.0402883953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391289048544" calcext:value-type="float">
            <text:p>0.0391289049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380507381729" calcext:value-type="float">
            <text:p>0.0380507382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361202323328" calcext:value-type="float">
            <text:p>0.0361202323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39158456696" calcext:value-type="float">
            <text:p>0.0391584567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361861313748" calcext:value-type="float">
            <text:p>0.0361861314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416040070791" calcext:value-type="float">
            <text:p>0.0416040071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389835086221" calcext:value-type="float">
            <text:p>0.0389835086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38396434053" calcext:value-type="float">
            <text:p>0.0383964341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403786396969" calcext:value-type="float">
            <text:p>0.0403786397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400247252533" calcext:value-type="float">
            <text:p>0.0400247253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38380593944" calcext:value-type="float">
            <text:p>0.0383805939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397444821775" calcext:value-type="float">
            <text:p>0.0397444822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352150240183" calcext:value-type="float">
            <text:p>0.035215024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413103523051" calcext:value-type="float">
            <text:p>0.0413103523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361268319558" calcext:value-type="float">
            <text:p>0.036126832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454307418806" calcext:value-type="float">
            <text:p>0.0454307419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01412349802" calcext:value-type="float">
            <text:p>0.040141235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416236058685" calcext:value-type="float">
            <text:p>0.0416236059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440791839519" calcext:value-type="float">
            <text:p>0.044079184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428180389533" calcext:value-type="float">
            <text:p>0.042818039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40168866993" calcext:value-type="float">
            <text:p>0.040168867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460255139539" calcext:value-type="float">
            <text:p>0.046025514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463162945981" calcext:value-type="float">
            <text:p>0.0463162946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377696496496" calcext:value-type="float">
            <text:p>0.0377696496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434646494624" calcext:value-type="float">
            <text:p>0.0434646495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516946156878" calcext:value-type="float">
            <text:p>0.0516946157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0768973754" calcext:value-type="float">
            <text:p>0.0507689738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410402769623" calcext:value-type="float">
            <text:p>0.041040277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475122791888" calcext:value-type="float">
            <text:p>0.0475122792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482887368527" calcext:value-type="float">
            <text:p>0.0482887369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429005297195" calcext:value-type="float">
            <text:p>0.0429005297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440746644225" calcext:value-type="float">
            <text:p>0.0440746644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479600760931" calcext:value-type="float">
            <text:p>0.0479600761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468939815615" calcext:value-type="float">
            <text:p>0.0468939816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465879651348" calcext:value-type="float">
            <text:p>0.0465879651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5121820395" calcext:value-type="float">
            <text:p>0.051218204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10110937987" calcext:value-type="float">
            <text:p>0.0510110938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546608552267" calcext:value-type="float">
            <text:p>0.0546608552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501639373905" calcext:value-type="float">
            <text:p>0.0501639374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499369803967" calcext:value-type="float">
            <text:p>0.0499369804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497361514166" calcext:value-type="float">
            <text:p>0.0497361514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46732864603" calcext:value-type="float">
            <text:p>0.0467328646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479914513197" calcext:value-type="float">
            <text:p>0.0479914513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4747335916" calcext:value-type="float">
            <text:p>0.0474733592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488983309745" calcext:value-type="float">
            <text:p>0.048898331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561565796514" calcext:value-type="float">
            <text:p>0.0561565797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34091986411" calcext:value-type="float">
            <text:p>0.0534091986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555273280894" calcext:value-type="float">
            <text:p>0.0555273281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499340168099" calcext:value-type="float">
            <text:p>0.0499340168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507348684834" calcext:value-type="float">
            <text:p>0.0507348685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598735291909" calcext:value-type="float">
            <text:p>0.0598735292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503545421753" calcext:value-type="float">
            <text:p>0.0503545422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58511247115" calcext:value-type="float">
            <text:p>0.0585112471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513929614785" calcext:value-type="float">
            <text:p>0.0513929615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517331582712" calcext:value-type="float">
            <text:p>0.0517331583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50571575823" calcext:value-type="float">
            <text:p>0.0505715758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580917773168" calcext:value-type="float">
            <text:p>0.0580917773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570196430244" calcext:value-type="float">
            <text:p>0.057019643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5688011841" calcext:value-type="float">
            <text:p>0.0568801184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548862756834" calcext:value-type="float">
            <text:p>0.0548862757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64227820118" calcext:value-type="float">
            <text:p>0.0642278201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492046550858" calcext:value-type="float">
            <text:p>0.0492046551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605905774808" calcext:value-type="float">
            <text:p>0.0605905775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621352034683" calcext:value-type="float">
            <text:p>0.0621352035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566649031319" calcext:value-type="float">
            <text:p>0.0566649031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631675158877" calcext:value-type="float">
            <text:p>0.0631675159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628703395915" calcext:value-type="float">
            <text:p>0.0628703396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652435376028" calcext:value-type="float">
            <text:p>0.0652435376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59015905536" calcext:value-type="float">
            <text:p>0.0590159055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601227835742" calcext:value-type="float">
            <text:p>0.0601227836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653251117064" calcext:value-type="float">
            <text:p>0.0653251117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630047961253" calcext:value-type="float">
            <text:p>0.0630047961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69605987178" calcext:value-type="float">
            <text:p>0.0696059872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67533043416" calcext:value-type="float">
            <text:p>0.0675330434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621931403851" calcext:value-type="float">
            <text:p>0.0621931404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633933510848" calcext:value-type="float">
            <text:p>0.0633933511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669688187467" calcext:value-type="float">
            <text:p>0.0669688187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663760798633" calcext:value-type="float">
            <text:p>0.0663760799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720061740547" calcext:value-type="float">
            <text:p>0.0720061741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660303437737" calcext:value-type="float">
            <text:p>0.0660303438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709066901123" calcext:value-type="float">
            <text:p>0.0709066901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696160965425" calcext:value-type="float">
            <text:p>0.069616096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709774949846" calcext:value-type="float">
            <text:p>0.070977495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740556860287" calcext:value-type="float">
            <text:p>0.074055686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719927538496" calcext:value-type="float">
            <text:p>0.0719927538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796934252977" calcext:value-type="float">
            <text:p>0.0796934253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794003571183" calcext:value-type="float">
            <text:p>0.0794003571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765020472602" calcext:value-type="float">
            <text:p>0.0765020473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75029931958" calcext:value-type="float">
            <text:p>0.075029932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780008656063" calcext:value-type="float">
            <text:p>0.0780008656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746090529665" calcext:value-type="float">
            <text:p>0.074609053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855421010641" calcext:value-type="float">
            <text:p>0.0855421011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770466836219" calcext:value-type="float">
            <text:p>0.0770466836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683302971879" calcext:value-type="float">
            <text:p>0.0683302972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859112603041" calcext:value-type="float">
            <text:p>0.0859112603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83935138416" calcext:value-type="float">
            <text:p>0.0839351384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78712814965" calcext:value-type="float">
            <text:p>0.078712815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785997158794" calcext:value-type="float">
            <text:p>0.0785997159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779099103963" calcext:value-type="float">
            <text:p>0.0779099104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777967033694" calcext:value-type="float">
            <text:p>0.0777967034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835378282377" calcext:value-type="float">
            <text:p>0.0835378282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787431526741" calcext:value-type="float">
            <text:p>0.0787431527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792450739912" calcext:value-type="float">
            <text:p>0.079245074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89078135889" calcext:value-type="float">
            <text:p>0.0890781359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928128818896" calcext:value-type="float">
            <text:p>0.0928128819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833391785799" calcext:value-type="float">
            <text:p>0.0833391786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929899036634" calcext:value-type="float">
            <text:p>0.0929899037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919474208144" calcext:value-type="float">
            <text:p>0.0919474208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850117351761" calcext:value-type="float">
            <text:p>0.0850117352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795504819731" calcext:value-type="float">
            <text:p>0.079550482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936182885705" calcext:value-type="float">
            <text:p>0.0936182886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86807775291" calcext:value-type="float">
            <text:p>0.0868077753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915969893966" calcext:value-type="float">
            <text:p>0.0915969894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924093205006" calcext:value-type="float">
            <text:p>0.0924093205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917930316458" calcext:value-type="float">
            <text:p>0.0917930316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926151999867" calcext:value-type="float">
            <text:p>0.0926152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788558693605" calcext:value-type="float">
            <text:p>0.0788558694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946862997767" calcext:value-type="float">
            <text:p>0.0946862998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874067496092" calcext:value-type="float">
            <text:p>0.0874067496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99494940645" calcext:value-type="float">
            <text:p>0.0994949406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956206845135" calcext:value-type="float">
            <text:p>0.0956206845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104550461292" calcext:value-type="float">
            <text:p>0.1045504613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997982746366" calcext:value-type="float">
            <text:p>0.0997982746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106578046719" calcext:value-type="float">
            <text:p>0.1065780467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107527822587" calcext:value-type="float">
            <text:p>0.1075278226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102957847352" calcext:value-type="float">
            <text:p>0.1029578474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103555867198" calcext:value-type="float">
            <text:p>0.1035558672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103003061456" calcext:value-type="float">
            <text:p>0.1030030615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105712362625" calcext:value-type="float">
            <text:p>0.1057123626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110853393785" calcext:value-type="float">
            <text:p>0.1108533938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967357495385" calcext:value-type="float">
            <text:p>0.0967357495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111099787092" calcext:value-type="float">
            <text:p>0.1110997871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105826767925" calcext:value-type="float">
            <text:p>0.1058267679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111147371134" calcext:value-type="float">
            <text:p>0.1111473711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100608454629" calcext:value-type="float">
            <text:p>0.1006084546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110055670508" calcext:value-type="float">
            <text:p>0.1100556705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115193441404" calcext:value-type="float">
            <text:p>0.1151934414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111460585526" calcext:value-type="float">
            <text:p>0.1114605855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110083063072" calcext:value-type="float">
            <text:p>0.1100830631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111457544173" calcext:value-type="float">
            <text:p>0.1114575442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115507725868" calcext:value-type="float">
            <text:p>0.1155077259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121248784275" calcext:value-type="float">
            <text:p>0.1212487843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120992780158" calcext:value-type="float">
            <text:p>0.1209927802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12336167282" calcext:value-type="float">
            <text:p>0.1233616728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12324507857" calcext:value-type="float">
            <text:p>0.1232450786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108658507855" calcext:value-type="float">
            <text:p>0.1086585079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18832750038" calcext:value-type="float">
            <text:p>0.11883275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115726527188" calcext:value-type="float">
            <text:p>0.1157265272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122865976615" calcext:value-type="float">
            <text:p>0.1228659766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120133331095" calcext:value-type="float">
            <text:p>0.1201333311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122827957957" calcext:value-type="float">
            <text:p>0.122827958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119350386143" calcext:value-type="float">
            <text:p>0.1193503861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120137890782" calcext:value-type="float">
            <text:p>0.1201378908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123941963096" calcext:value-type="float">
            <text:p>0.1239419631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132023817879" calcext:value-type="float">
            <text:p>0.1320238179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129350378161" calcext:value-type="float">
            <text:p>0.1293503782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128951720681" calcext:value-type="float">
            <text:p>0.1289517207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129280609813" calcext:value-type="float">
            <text:p>0.1292806098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127549655658" calcext:value-type="float">
            <text:p>0.1275496557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135128787085" calcext:value-type="float">
            <text:p>0.1351287871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137809849562" calcext:value-type="float">
            <text:p>0.1378098496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122451140135" calcext:value-type="float">
            <text:p>0.1224511401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133691950861" calcext:value-type="float">
            <text:p>0.1336919509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140745489766" calcext:value-type="float">
            <text:p>0.1407454898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146531100952" calcext:value-type="float">
            <text:p>0.146531101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131127945558" calcext:value-type="float">
            <text:p>0.1311279456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130870272" calcext:value-type="float">
            <text:p>0.130870272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133990844855" calcext:value-type="float">
            <text:p>0.1339908449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129926599293" calcext:value-type="float">
            <text:p>0.1299265993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134416022823" calcext:value-type="float">
            <text:p>0.1344160228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145145845673" calcext:value-type="float">
            <text:p>0.1451458457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143096078389" calcext:value-type="float">
            <text:p>0.1430960784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144113086675" calcext:value-type="float">
            <text:p>0.1441130867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135046368894" calcext:value-type="float">
            <text:p>0.1350463689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152498985789" calcext:value-type="float">
            <text:p>0.1524989858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137848655122" calcext:value-type="float">
            <text:p>0.1378486551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145301647706" calcext:value-type="float">
            <text:p>0.1453016477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148493787959" calcext:value-type="float">
            <text:p>0.148493788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158063842578" calcext:value-type="float">
            <text:p>0.1580638426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159753602839" calcext:value-type="float">
            <text:p>0.1597536028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1425357444" calcext:value-type="float">
            <text:p>0.1425357444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150321694713" calcext:value-type="float">
            <text:p>0.1503216947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146056457533" calcext:value-type="float">
            <text:p>0.1460564575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165857859389" calcext:value-type="float">
            <text:p>0.1658578594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148131347806" calcext:value-type="float">
            <text:p>0.1481313478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138360430555" calcext:value-type="float">
            <text:p>0.1383604306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148235361967" calcext:value-type="float">
            <text:p>0.148235362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169016166086" calcext:value-type="float">
            <text:p>0.1690161661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157763180196" calcext:value-type="float">
            <text:p>0.1577631802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154079664749" calcext:value-type="float">
            <text:p>0.1540796647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154832709015" calcext:value-type="float">
            <text:p>0.154832709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164648189585" calcext:value-type="float">
            <text:p>0.1646481896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154346676202" calcext:value-type="float">
            <text:p>0.1543466762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157374981015" calcext:value-type="float">
            <text:p>0.157374981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170707555669" calcext:value-type="float">
            <text:p>0.1707075557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170988645156" calcext:value-type="float">
            <text:p>0.1709886452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16995293645" calcext:value-type="float">
            <text:p>0.1699529365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15687506954" calcext:value-type="float">
            <text:p>0.1568750695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156693333927" calcext:value-type="float">
            <text:p>0.1566933339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177530276786" calcext:value-type="float">
            <text:p>0.1775302768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169494431033" calcext:value-type="float">
            <text:p>0.169494431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164075246647" calcext:value-type="float">
            <text:p>0.1640752466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17003315269" calcext:value-type="float">
            <text:p>0.1700331527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175160333012" calcext:value-type="float">
            <text:p>0.175160333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181253382637" calcext:value-type="float">
            <text:p>0.1812533826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182267387845" calcext:value-type="float">
            <text:p>0.1822673878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174907116563" calcext:value-type="float">
            <text:p>0.1749071166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167783434948" calcext:value-type="float">
            <text:p>0.1677834349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180316197391" calcext:value-type="float">
            <text:p>0.1803161974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180618632725" calcext:value-type="float">
            <text:p>0.1806186327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176320308963" calcext:value-type="float">
            <text:p>0.176320309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175961943078" calcext:value-type="float">
            <text:p>0.1759619431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182155949152" calcext:value-type="float">
            <text:p>0.1821559492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171717009889" calcext:value-type="float">
            <text:p>0.1717170099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180123134488" calcext:value-type="float">
            <text:p>0.1801231345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184384663004" calcext:value-type="float">
            <text:p>0.184384663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187525107326" calcext:value-type="float">
            <text:p>0.1875251073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184025995632" calcext:value-type="float">
            <text:p>0.1840259956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190751107587" calcext:value-type="float">
            <text:p>0.1907511076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197286903598" calcext:value-type="float">
            <text:p>0.1972869036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188631176798" calcext:value-type="float">
            <text:p>0.1886311768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183959691222" calcext:value-type="float">
            <text:p>0.1839596912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192079248953" calcext:value-type="float">
            <text:p>0.192079249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196661205857" calcext:value-type="float">
            <text:p>0.1966612059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198203086674" calcext:value-type="float">
            <text:p>0.1982030867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194596218122" calcext:value-type="float">
            <text:p>0.1945962181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199271402731" calcext:value-type="float">
            <text:p>0.1992714027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200800749612" calcext:value-type="float">
            <text:p>0.2008007496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202819096373" calcext:value-type="float">
            <text:p>0.2028190964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197347074285" calcext:value-type="float">
            <text:p>0.1973470743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190338563446" calcext:value-type="float">
            <text:p>0.1903385634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188718245616" calcext:value-type="float">
            <text:p>0.1887182456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202987575078" calcext:value-type="float">
            <text:p>0.2029875751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200168500233" calcext:value-type="float">
            <text:p>0.2001685002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196577883163" calcext:value-type="float">
            <text:p>0.1965778832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204554271032" calcext:value-type="float">
            <text:p>0.204554271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202026514557" calcext:value-type="float">
            <text:p>0.2020265146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206174999495" calcext:value-type="float">
            <text:p>0.2061749995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207546797872" calcext:value-type="float">
            <text:p>0.2075467979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207258697919" calcext:value-type="float">
            <text:p>0.2072586979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21208174431" calcext:value-type="float">
            <text:p>0.2120817443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218840796544" calcext:value-type="float">
            <text:p>0.2188407965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204681192321" calcext:value-type="float">
            <text:p>0.2046811923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211650415566" calcext:value-type="float">
            <text:p>0.2116504156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217636227008" calcext:value-type="float">
            <text:p>0.217636227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208359841941" calcext:value-type="float">
            <text:p>0.2083598419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220038232348" calcext:value-type="float">
            <text:p>0.2200382323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213042953915" calcext:value-type="float">
            <text:p>0.2130429539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217808068553" calcext:value-type="float">
            <text:p>0.2178080686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226142296816" calcext:value-type="float">
            <text:p>0.2261422968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223688751054" calcext:value-type="float">
            <text:p>0.2236887511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22974125712" calcext:value-type="float">
            <text:p>0.2297412571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227641063282" calcext:value-type="float">
            <text:p>0.2276410633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230255698651" calcext:value-type="float">
            <text:p>0.2302556987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224049781734" calcext:value-type="float">
            <text:p>0.2240497817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232774492441" calcext:value-type="float">
            <text:p>0.2327744924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234063683707" calcext:value-type="float">
            <text:p>0.2340636837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242173188772" calcext:value-type="float">
            <text:p>0.2421731888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237399391555" calcext:value-type="float">
            <text:p>0.2373993916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237416190848" calcext:value-type="float">
            <text:p>0.2374161908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238635597863" calcext:value-type="float">
            <text:p>0.2386355979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237619609492" calcext:value-type="float">
            <text:p>0.2376196095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231518524681" calcext:value-type="float">
            <text:p>0.2315185247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241402696237" calcext:value-type="float">
            <text:p>0.2414026962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242435102348" calcext:value-type="float">
            <text:p>0.2424351023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250726327706" calcext:value-type="float">
            <text:p>0.2507263277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246357215888" calcext:value-type="float">
            <text:p>0.2463572159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251002848853" calcext:value-type="float">
            <text:p>0.2510028489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235948320891" calcext:value-type="float">
            <text:p>0.2359483209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234433720716" calcext:value-type="float">
            <text:p>0.2344337207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246647056393" calcext:value-type="float">
            <text:p>0.2466470564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247950501855" calcext:value-type="float">
            <text:p>0.2479505019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258229569343" calcext:value-type="float">
            <text:p>0.2582295693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237067763431" calcext:value-type="float">
            <text:p>0.2370677634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267199402704" calcext:value-type="float">
            <text:p>0.2671994027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246546594717" calcext:value-type="float">
            <text:p>0.2465465947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25199004366" calcext:value-type="float">
            <text:p>0.2519900437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251606774682" calcext:value-type="float">
            <text:p>0.2516067747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250383817532" calcext:value-type="float">
            <text:p>0.2503838175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253915769104" calcext:value-type="float">
            <text:p>0.2539157691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263111080539" calcext:value-type="float">
            <text:p>0.2631110805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267840594561" calcext:value-type="float">
            <text:p>0.2678405946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255649603815" calcext:value-type="float">
            <text:p>0.2556496038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257670636311" calcext:value-type="float">
            <text:p>0.2576706363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274746363748" calcext:value-type="float">
            <text:p>0.2747463637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272645380544" calcext:value-type="float">
            <text:p>0.2726453805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271841899312" calcext:value-type="float">
            <text:p>0.2718418993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279174857244" calcext:value-type="float">
            <text:p>0.2791748572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271427749891" calcext:value-type="float">
            <text:p>0.2714277499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2701431606" calcext:value-type="float">
            <text:p>0.2701431606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27266858875" calcext:value-type="float">
            <text:p>0.2726685888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278698867359" calcext:value-type="float">
            <text:p>0.2786988674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281078671499" calcext:value-type="float">
            <text:p>0.2810786715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277227927791" calcext:value-type="float">
            <text:p>0.2772279278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272742553804" calcext:value-type="float">
            <text:p>0.2727425538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268771305822" calcext:value-type="float">
            <text:p>0.2687713058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27917713133" calcext:value-type="float">
            <text:p>0.2791771313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28043723326" calcext:value-type="float">
            <text:p>0.2804372333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274915436391" calcext:value-type="float">
            <text:p>0.2749154364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283050519076" calcext:value-type="float">
            <text:p>0.2830505191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288138067758" calcext:value-type="float">
            <text:p>0.2881380678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288429986948" calcext:value-type="float">
            <text:p>0.2884299869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282443682792" calcext:value-type="float">
            <text:p>0.2824436828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290398438485" calcext:value-type="float">
            <text:p>0.2903984385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292347402887" calcext:value-type="float">
            <text:p>0.2923474029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28855480044" calcext:value-type="float">
            <text:p>0.2885548004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28814778061" calcext:value-type="float">
            <text:p>0.2881477806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294139706538" calcext:value-type="float">
            <text:p>0.2941397065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299632594492" calcext:value-type="float">
            <text:p>0.2996325945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298601367899" calcext:value-type="float">
            <text:p>0.2986013679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294341928885" calcext:value-type="float">
            <text:p>0.2943419289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298541166002" calcext:value-type="float">
            <text:p>0.298541166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29777257652" calcext:value-type="float">
            <text:p>0.2977725765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29772109891" calcext:value-type="float">
            <text:p>0.2977210989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297754987259" calcext:value-type="float">
            <text:p>0.2977549873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299520708352" calcext:value-type="float">
            <text:p>0.2995207084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297612521258" calcext:value-type="float">
            <text:p>0.2976125213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302157116608" calcext:value-type="float">
            <text:p>0.3021571166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302821831565" calcext:value-type="float">
            <text:p>0.3028218316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311211266588" calcext:value-type="float">
            <text:p>0.3112112666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306145010039" calcext:value-type="float">
            <text:p>0.30614501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305190452458" calcext:value-type="float">
            <text:p>0.3051904525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303343107582" calcext:value-type="float">
            <text:p>0.3033431076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31321568617" calcext:value-type="float">
            <text:p>0.3132156862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321589426117" calcext:value-type="float">
            <text:p>0.3215894261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313843223027" calcext:value-type="float">
            <text:p>0.313843223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312420954258" calcext:value-type="float">
            <text:p>0.3124209543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313701990896" calcext:value-type="float">
            <text:p>0.3137019909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315082320865" calcext:value-type="float">
            <text:p>0.3150823209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319852202214" calcext:value-type="float">
            <text:p>0.3198522022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315377727398" calcext:value-type="float">
            <text:p>0.3153777274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325862073293" calcext:value-type="float">
            <text:p>0.3258620733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3169165423" calcext:value-type="float">
            <text:p>0.3169165423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31562030222" calcext:value-type="float">
            <text:p>0.3156203022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309085383808" calcext:value-type="float">
            <text:p>0.3090853838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323371192138" calcext:value-type="float">
            <text:p>0.3233711921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316900377101" calcext:value-type="float">
            <text:p>0.3169003771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322311241629" calcext:value-type="float">
            <text:p>0.3223112416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330923226363" calcext:value-type="float">
            <text:p>0.3309232264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328034755969" calcext:value-type="float">
            <text:p>0.328034756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324389432604" calcext:value-type="float">
            <text:p>0.3243894326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331482897922" calcext:value-type="float">
            <text:p>0.3314828979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33313850118" calcext:value-type="float">
            <text:p>0.3331385012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327409688142" calcext:value-type="float">
            <text:p>0.3274096881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330038077981" calcext:value-type="float">
            <text:p>0.330038078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328995243559" calcext:value-type="float">
            <text:p>0.3289952436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4252919396" calcext:value-type="float">
            <text:p>0.342529194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46930776029" calcext:value-type="float">
            <text:p>0.346930776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335872167988" calcext:value-type="float">
            <text:p>0.335872168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339470899548" calcext:value-type="float">
            <text:p>0.3394708995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339530792015" calcext:value-type="float">
            <text:p>0.339530792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339389910133" calcext:value-type="float">
            <text:p>0.3393899101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338338509899" calcext:value-type="float">
            <text:p>0.3383385099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338350989087" calcext:value-type="float">
            <text:p>0.3383509891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34711901612" calcext:value-type="float">
            <text:p>0.3471190161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347150369519" calcext:value-type="float">
            <text:p>0.3471503695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335723018452" calcext:value-type="float">
            <text:p>0.3357230185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345058812593" calcext:value-type="float">
            <text:p>0.3450588126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359355810852" calcext:value-type="float">
            <text:p>0.3593558109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346985544728" calcext:value-type="float">
            <text:p>0.3469855447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358467638984" calcext:value-type="float">
            <text:p>0.358467639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355154986254" calcext:value-type="float">
            <text:p>0.3551549863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35261845466" calcext:value-type="float">
            <text:p>0.3526184547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351911029377" calcext:value-type="float">
            <text:p>0.3519110294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352914288311" calcext:value-type="float">
            <text:p>0.3529142883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360847127376" calcext:value-type="float">
            <text:p>0.3608471274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355665871698" calcext:value-type="float">
            <text:p>0.3556658717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363665911413" calcext:value-type="float">
            <text:p>0.3636659114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359750547135" calcext:value-type="float">
            <text:p>0.3597505471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364869355456" calcext:value-type="float">
            <text:p>0.3648693555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364833710119" calcext:value-type="float">
            <text:p>0.3648337101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369570737125" calcext:value-type="float">
            <text:p>0.3695707371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374980052425" calcext:value-type="float">
            <text:p>0.3749800524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369538923312" calcext:value-type="float">
            <text:p>0.3695389233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371355993777" calcext:value-type="float">
            <text:p>0.3713559938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359325168889" calcext:value-type="float">
            <text:p>0.3593251689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371240082966" calcext:value-type="float">
            <text:p>0.371240083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373051994908" calcext:value-type="float">
            <text:p>0.3730519949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381790237995" calcext:value-type="float">
            <text:p>0.381790238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38556938603" calcext:value-type="float">
            <text:p>0.385569386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367995828058" calcext:value-type="float">
            <text:p>0.3679958281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378082416582" calcext:value-type="float">
            <text:p>0.3780824166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373039004916" calcext:value-type="float">
            <text:p>0.3730390049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379908077269" calcext:value-type="float">
            <text:p>0.3799080773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378541395857" calcext:value-type="float">
            <text:p>0.3785413959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383194795571" calcext:value-type="float">
            <text:p>0.3831947956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387642453058" calcext:value-type="float">
            <text:p>0.3876424531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389022898718" calcext:value-type="float">
            <text:p>0.3890228987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38949972218" calcext:value-type="float">
            <text:p>0.3894997222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381352721505" calcext:value-type="float">
            <text:p>0.3813527215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382634233803" calcext:value-type="float">
            <text:p>0.3826342338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386796314421" calcext:value-type="float">
            <text:p>0.3867963144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390103479868" calcext:value-type="float">
            <text:p>0.3901034799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3916808364" calcext:value-type="float">
            <text:p>0.3916808364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392942287539" calcext:value-type="float">
            <text:p>0.3929422875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393656000038" calcext:value-type="float">
            <text:p>0.393656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39330554886" calcext:value-type="float">
            <text:p>0.3933055489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384240462177" calcext:value-type="float">
            <text:p>0.3842404622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396689359789" calcext:value-type="float">
            <text:p>0.3966893598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408694447273" calcext:value-type="float">
            <text:p>0.4086944473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40049661472" calcext:value-type="float">
            <text:p>0.4004966147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400277805523" calcext:value-type="float">
            <text:p>0.4002778055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404620188582" calcext:value-type="float">
            <text:p>0.4046201886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391993540472" calcext:value-type="float">
            <text:p>0.3919935405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401627221082" calcext:value-type="float">
            <text:p>0.4016272211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413549337991" calcext:value-type="float">
            <text:p>0.413549338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412845162308" calcext:value-type="float">
            <text:p>0.4128451623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401664554111" calcext:value-type="float">
            <text:p>0.4016645541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41187616726" calcext:value-type="float">
            <text:p>0.4118761673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404086279706" calcext:value-type="float">
            <text:p>0.4040862797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409494502378" calcext:value-type="float">
            <text:p>0.4094945024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409694638456" calcext:value-type="float">
            <text:p>0.4096946385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418022916949" calcext:value-type="float">
            <text:p>0.4180229169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417348749001" calcext:value-type="float">
            <text:p>0.417348749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408449819346" calcext:value-type="float">
            <text:p>0.4084498193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421771885783" calcext:value-type="float">
            <text:p>0.4217718858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414402974219" calcext:value-type="float">
            <text:p>0.4144029742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422299396187" calcext:value-type="float">
            <text:p>0.4222993962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420911020234" calcext:value-type="float">
            <text:p>0.4209110202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417042950945" calcext:value-type="float">
            <text:p>0.4170429509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425244527247" calcext:value-type="float">
            <text:p>0.4252445272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428322148768" calcext:value-type="float">
            <text:p>0.4283221488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424960308287" calcext:value-type="float">
            <text:p>0.4249603083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427107639884" calcext:value-type="float">
            <text:p>0.4271076399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429151358332" calcext:value-type="float">
            <text:p>0.4291513583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433190423412" calcext:value-type="float">
            <text:p>0.4331904234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435745005157" calcext:value-type="float">
            <text:p>0.4357450052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440803009587" calcext:value-type="float">
            <text:p>0.4408030096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432470690388" calcext:value-type="float">
            <text:p>0.4324706904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432917227781" calcext:value-type="float">
            <text:p>0.4329172278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435015604556" calcext:value-type="float">
            <text:p>0.4350156046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435312568293" calcext:value-type="float">
            <text:p>0.4353125683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436506861307" calcext:value-type="float">
            <text:p>0.4365068613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43544055798" calcext:value-type="float">
            <text:p>0.435440558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441246890914" calcext:value-type="float">
            <text:p>0.4412468909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439488759603" calcext:value-type="float">
            <text:p>0.4394887596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439881194261" calcext:value-type="float">
            <text:p>0.4398811943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441032413472" calcext:value-type="float">
            <text:p>0.4410324135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44889269499" calcext:value-type="float">
            <text:p>0.448892695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449813497743" calcext:value-type="float">
            <text:p>0.4498134977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444499810524" calcext:value-type="float">
            <text:p>0.4444998105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452493676925" calcext:value-type="float">
            <text:p>0.4524936769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451755107916" calcext:value-type="float">
            <text:p>0.4517551079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450687149273" calcext:value-type="float">
            <text:p>0.4506871493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447125108992" calcext:value-type="float">
            <text:p>0.447125109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451455615633" calcext:value-type="float">
            <text:p>0.4514556156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462975019769" calcext:value-type="float">
            <text:p>0.4629750198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458198901651" calcext:value-type="float">
            <text:p>0.4581989017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46131281895" calcext:value-type="float">
            <text:p>0.461312819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468033035659" calcext:value-type="float">
            <text:p>0.4680330357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462399182175" calcext:value-type="float">
            <text:p>0.4623991822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453924015629" calcext:value-type="float">
            <text:p>0.4539240156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456003563648" calcext:value-type="float">
            <text:p>0.4560035636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467420759353" calcext:value-type="float">
            <text:p>0.4674207594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461129758989" calcext:value-type="float">
            <text:p>0.461129759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463456255347" calcext:value-type="float">
            <text:p>0.4634562553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470443269559" calcext:value-type="float">
            <text:p>0.4704432696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459756034671" calcext:value-type="float">
            <text:p>0.4597560347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460563984654" calcext:value-type="float">
            <text:p>0.4605639847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472625753857" calcext:value-type="float">
            <text:p>0.4726257539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46878432882" calcext:value-type="float">
            <text:p>0.4687843288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469759392054" calcext:value-type="float">
            <text:p>0.4697593921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483609274415" calcext:value-type="float">
            <text:p>0.4836092744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470612442491" calcext:value-type="float">
            <text:p>0.4706124425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478122213367" calcext:value-type="float">
            <text:p>0.4781222134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47066690522" calcext:value-type="float">
            <text:p>0.4706669052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474905666836" calcext:value-type="float">
            <text:p>0.4749056668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485097986032" calcext:value-type="float">
            <text:p>0.485097986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479421592375" calcext:value-type="float">
            <text:p>0.4794215924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472514668018" calcext:value-type="float">
            <text:p>0.472514668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476251537152" calcext:value-type="float">
            <text:p>0.4762515372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480650266364" calcext:value-type="float">
            <text:p>0.4806502664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48409808947" calcext:value-type="float">
            <text:p>0.4840980895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489092675268" calcext:value-type="float">
            <text:p>0.4890926753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486576821238" calcext:value-type="float">
            <text:p>0.4865768212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490826105208" calcext:value-type="float">
            <text:p>0.4908261052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493866328368" calcext:value-type="float">
            <text:p>0.4938663284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487056689755" calcext:value-type="float">
            <text:p>0.4870566898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489397936315" calcext:value-type="float">
            <text:p>0.4893979363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496320737252" calcext:value-type="float">
            <text:p>0.4963207373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500685828406" calcext:value-type="float">
            <text:p>0.5006858284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489366262453" calcext:value-type="float">
            <text:p>0.4893662625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490824339998" calcext:value-type="float">
            <text:p>0.49082434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500157240846" calcext:value-type="float">
            <text:p>0.5001572408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507587038603" calcext:value-type="float">
            <text:p>0.5075870386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503244806204" calcext:value-type="float">
            <text:p>0.5032448062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501545802684" calcext:value-type="float">
            <text:p>0.5015458027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50387339051" calcext:value-type="float">
            <text:p>0.5038733905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510477635507" calcext:value-type="float">
            <text:p>0.5104776355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504332677815" calcext:value-type="float">
            <text:p>0.5043326778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506288168417" calcext:value-type="float">
            <text:p>0.5062881684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508912900027" calcext:value-type="float">
            <text:p>0.5089129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505097533611" calcext:value-type="float">
            <text:p>0.5050975336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507316463433" calcext:value-type="float">
            <text:p>0.5073164634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514154995616" calcext:value-type="float">
            <text:p>0.5141549956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519635424215" calcext:value-type="float">
            <text:p>0.5196354242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512046674157" calcext:value-type="float">
            <text:p>0.5120466742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516160112578" calcext:value-type="float">
            <text:p>0.5161601126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515514199306" calcext:value-type="float">
            <text:p>0.5155141993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517414250491" calcext:value-type="float">
            <text:p>0.5174142505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516468172973" calcext:value-type="float">
            <text:p>0.516468173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519677627973" calcext:value-type="float">
            <text:p>0.519677628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527075475144" calcext:value-type="float">
            <text:p>0.5270754751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520597742267" calcext:value-type="float">
            <text:p>0.5205977423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526179527183" calcext:value-type="float">
            <text:p>0.5261795272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526089854434" calcext:value-type="float">
            <text:p>0.5260898544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540383746602" calcext:value-type="float">
            <text:p>0.5403837466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521987585699" calcext:value-type="float">
            <text:p>0.5219875857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529466292588" calcext:value-type="float">
            <text:p>0.5294662926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523987487125" calcext:value-type="float">
            <text:p>0.5239874871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5330664815" calcext:value-type="float">
            <text:p>0.5330664815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527871895185" calcext:value-type="float">
            <text:p>0.5278718952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531748384905" calcext:value-type="float">
            <text:p>0.5317483849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531712475881" calcext:value-type="float">
            <text:p>0.5317124759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531990412854" calcext:value-type="float">
            <text:p>0.5319904129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529103065227" calcext:value-type="float">
            <text:p>0.5291030652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536786606328" calcext:value-type="float">
            <text:p>0.5367866063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539603705071" calcext:value-type="float">
            <text:p>0.5396037051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526422086134" calcext:value-type="float">
            <text:p>0.5264220861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538794877862" calcext:value-type="float">
            <text:p>0.5387948779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536434768489" calcext:value-type="float">
            <text:p>0.5364347685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540330754275" calcext:value-type="float">
            <text:p>0.5403307543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542837198401" calcext:value-type="float">
            <text:p>0.5428371984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542069433353" calcext:value-type="float">
            <text:p>0.5420694334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551902356868" calcext:value-type="float">
            <text:p>0.5519023569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543191514825" calcext:value-type="float">
            <text:p>0.5431915148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548114629168" calcext:value-type="float">
            <text:p>0.5481146292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554918705375" calcext:value-type="float">
            <text:p>0.5549187054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548841190791" calcext:value-type="float">
            <text:p>0.5488411908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550832367337" calcext:value-type="float">
            <text:p>0.5508323673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553963114449" calcext:value-type="float">
            <text:p>0.5539631144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559618464521" calcext:value-type="float">
            <text:p>0.5596184645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556258936297" calcext:value-type="float">
            <text:p>0.5562589363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550284635968" calcext:value-type="float">
            <text:p>0.550284636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557217531611" calcext:value-type="float">
            <text:p>0.5572175316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562840260681" calcext:value-type="float">
            <text:p>0.5628402607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56434544826" calcext:value-type="float">
            <text:p>0.5643454483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568586120385" calcext:value-type="float">
            <text:p>0.5685861204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565310567847" calcext:value-type="float">
            <text:p>0.5653105678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571429665105" calcext:value-type="float">
            <text:p>0.5714296651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571216964325" calcext:value-type="float">
            <text:p>0.5712169643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5631014827" calcext:value-type="float">
            <text:p>0.5631014827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572480742951" calcext:value-type="float">
            <text:p>0.572480743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57564332498" calcext:value-type="float">
            <text:p>0.575643325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574956699547" calcext:value-type="float">
            <text:p>0.5749566995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57900250015" calcext:value-type="float">
            <text:p>0.5790025002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580239441415" calcext:value-type="float">
            <text:p>0.5802394414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573863797831" calcext:value-type="float">
            <text:p>0.5738637978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580488278709" calcext:value-type="float">
            <text:p>0.5804882787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578715435253" calcext:value-type="float">
            <text:p>0.5787154353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577755275702" calcext:value-type="float">
            <text:p>0.5777552757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582758730788" calcext:value-type="float">
            <text:p>0.5827587308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579649505218" calcext:value-type="float">
            <text:p>0.5796495052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584623527872" calcext:value-type="float">
            <text:p>0.5846235279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580195534824" calcext:value-type="float">
            <text:p>0.5801955348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587808499211" calcext:value-type="float">
            <text:p>0.5878084992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58543992212" calcext:value-type="float">
            <text:p>0.5854399221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589445158419" calcext:value-type="float">
            <text:p>0.5894451584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587301032101" calcext:value-type="float">
            <text:p>0.5873010321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584953064167" calcext:value-type="float">
            <text:p>0.5849530642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594191753275" calcext:value-type="float">
            <text:p>0.5941917533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586522621766" calcext:value-type="float">
            <text:p>0.5865226218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591950666814" calcext:value-type="float">
            <text:p>0.5919506668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594528348589" calcext:value-type="float">
            <text:p>0.5945283486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593882891931" calcext:value-type="float">
            <text:p>0.5938828919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596228408883" calcext:value-type="float">
            <text:p>0.5962284089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599350259618" calcext:value-type="float">
            <text:p>0.5993502596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605177230774" calcext:value-type="float">
            <text:p>0.6051772308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602787500933" calcext:value-type="float">
            <text:p>0.6027875009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603626384898" calcext:value-type="float">
            <text:p>0.6036263849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608055024731" calcext:value-type="float">
            <text:p>0.6080550247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60773859745" calcext:value-type="float">
            <text:p>0.6077385975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603267226871" calcext:value-type="float">
            <text:p>0.6032672269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608979014401" calcext:value-type="float">
            <text:p>0.6089790144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607714059866" calcext:value-type="float">
            <text:p>0.6077140599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616976466099" calcext:value-type="float">
            <text:p>0.6169764661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60442543811" calcext:value-type="float">
            <text:p>0.6044254381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616606845242" calcext:value-type="float">
            <text:p>0.6166068452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620327316711" calcext:value-type="float">
            <text:p>0.6203273167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609448830944" calcext:value-type="float">
            <text:p>0.6094488309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615185265345" calcext:value-type="float">
            <text:p>0.6151852653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6138296294" calcext:value-type="float">
            <text:p>0.6138296294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619814242522" calcext:value-type="float">
            <text:p>0.6198142425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620961449235" calcext:value-type="float">
            <text:p>0.6209614492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620013970854" calcext:value-type="float">
            <text:p>0.6200139709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622124037133" calcext:value-type="float">
            <text:p>0.6221240371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633349834008" calcext:value-type="float">
            <text:p>0.633349834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628762519376" calcext:value-type="float">
            <text:p>0.6287625194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634127569912" calcext:value-type="float">
            <text:p>0.6341275699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629894305817" calcext:value-type="float">
            <text:p>0.6298943058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626064492175" calcext:value-type="float">
            <text:p>0.6260644922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62981528113" calcext:value-type="float">
            <text:p>0.6298152811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634085944896" calcext:value-type="float">
            <text:p>0.6340859449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635448681282" calcext:value-type="float">
            <text:p>0.6354486813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638736430472" calcext:value-type="float">
            <text:p>0.6387364305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635985906102" calcext:value-type="float">
            <text:p>0.6359859061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631885885282" calcext:value-type="float">
            <text:p>0.6318858853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638589708295" calcext:value-type="float">
            <text:p>0.6385897083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64025333119" calcext:value-type="float">
            <text:p>0.6402533312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637708001596" calcext:value-type="float">
            <text:p>0.6377080016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638938796001" calcext:value-type="float">
            <text:p>0.638938796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637242169198" calcext:value-type="float">
            <text:p>0.6372421692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64397519815" calcext:value-type="float">
            <text:p>0.6439751982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648018150986" calcext:value-type="float">
            <text:p>0.648018151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649481641671" calcext:value-type="float">
            <text:p>0.6494816417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654599325252" calcext:value-type="float">
            <text:p>0.6545993253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645761462212" calcext:value-type="float">
            <text:p>0.6457614622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657193764441" calcext:value-type="float">
            <text:p>0.6571937644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658226854001" calcext:value-type="float">
            <text:p>0.658226854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656628482234" calcext:value-type="float">
            <text:p>0.6566284822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653797811467" calcext:value-type="float">
            <text:p>0.6537978115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662171610657" calcext:value-type="float">
            <text:p>0.6621716107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662246486057" calcext:value-type="float">
            <text:p>0.6622464861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661144047409" calcext:value-type="float">
            <text:p>0.6611440474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665172419599" calcext:value-type="float">
            <text:p>0.6651724196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665757353974" calcext:value-type="float">
            <text:p>0.665757354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663328675068" calcext:value-type="float">
            <text:p>0.6633286751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664527611335" calcext:value-type="float">
            <text:p>0.6645276113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668890942444" calcext:value-type="float">
            <text:p>0.6688909424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669682141079" calcext:value-type="float">
            <text:p>0.6696821411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672252231894" calcext:value-type="float">
            <text:p>0.6722522319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671843030399" calcext:value-type="float">
            <text:p>0.6718430304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674721909779" calcext:value-type="float">
            <text:p>0.6747219098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673471699958" calcext:value-type="float">
            <text:p>0.6734717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677777448161" calcext:value-type="float">
            <text:p>0.6777774482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682019584976" calcext:value-type="float">
            <text:p>0.682019585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684510834628" calcext:value-type="float">
            <text:p>0.6845108346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67600109547" calcext:value-type="float">
            <text:p>0.6760010955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687168656919" calcext:value-type="float">
            <text:p>0.6871686569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68243375628" calcext:value-type="float">
            <text:p>0.6824337563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684717227192" calcext:value-type="float">
            <text:p>0.6847172272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68815838837" calcext:value-type="float">
            <text:p>0.6881583884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687116180862" calcext:value-type="float">
            <text:p>0.6871161809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687995035356" calcext:value-type="float">
            <text:p>0.6879950354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678184360229" calcext:value-type="float">
            <text:p>0.6781843602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688953912699" calcext:value-type="float">
            <text:p>0.6889539127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688738904472" calcext:value-type="float">
            <text:p>0.6887389045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689951432205" calcext:value-type="float">
            <text:p>0.6899514322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693867394428" calcext:value-type="float">
            <text:p>0.6938673944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699286310094" calcext:value-type="float">
            <text:p>0.6992863101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69434155284" calcext:value-type="float">
            <text:p>0.6943415528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699381845319" calcext:value-type="float">
            <text:p>0.6993818453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704407946406" calcext:value-type="float">
            <text:p>0.7044079464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697535339985" calcext:value-type="float">
            <text:p>0.69753534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694581569287" calcext:value-type="float">
            <text:p>0.6945815693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707942683751" calcext:value-type="float">
            <text:p>0.7079426838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703054743138" calcext:value-type="float">
            <text:p>0.7030547431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71451855429" calcext:value-type="float">
            <text:p>0.7145185543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712925344062" calcext:value-type="float">
            <text:p>0.7129253441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704606608813" calcext:value-type="float">
            <text:p>0.7046066088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707889323299" calcext:value-type="float">
            <text:p>0.7078893233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710729486356" calcext:value-type="float">
            <text:p>0.7107294864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717705020179" calcext:value-type="float">
            <text:p>0.7177050202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713993985382" calcext:value-type="float">
            <text:p>0.7139939854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714291715379" calcext:value-type="float">
            <text:p>0.7142917154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718029481517" calcext:value-type="float">
            <text:p>0.7180294815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713978845654" calcext:value-type="float">
            <text:p>0.7139788457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717652621796" calcext:value-type="float">
            <text:p>0.7176526218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719668179036" calcext:value-type="float">
            <text:p>0.719668179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725034559994" calcext:value-type="float">
            <text:p>0.72503456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725387014707" calcext:value-type="float">
            <text:p>0.7253870147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728110840536" calcext:value-type="float">
            <text:p>0.7281108405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729826200668" calcext:value-type="float">
            <text:p>0.7298262007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729827803378" calcext:value-type="float">
            <text:p>0.7298278034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730488196354" calcext:value-type="float">
            <text:p>0.7304881964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730747679377" calcext:value-type="float">
            <text:p>0.7307476794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733167906605" calcext:value-type="float">
            <text:p>0.7331679066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736079477382" calcext:value-type="float">
            <text:p>0.7360794774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736965270341" calcext:value-type="float">
            <text:p>0.7369652703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738079105094" calcext:value-type="float">
            <text:p>0.7380791051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73642461554" calcext:value-type="float">
            <text:p>0.7364246155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740811751717" calcext:value-type="float">
            <text:p>0.7408117517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741258479068" calcext:value-type="float">
            <text:p>0.7412584791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743279692846" calcext:value-type="float">
            <text:p>0.7432796928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746730429623" calcext:value-type="float">
            <text:p>0.7467304296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747355088159" calcext:value-type="float">
            <text:p>0.7473550882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748016397616" calcext:value-type="float">
            <text:p>0.7480163976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752447274973" calcext:value-type="float">
            <text:p>0.752447275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750159934944" calcext:value-type="float">
            <text:p>0.7501599349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750128239166" calcext:value-type="float">
            <text:p>0.7501282392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757966577618" calcext:value-type="float">
            <text:p>0.7579665776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75361706047" calcext:value-type="float">
            <text:p>0.7536170605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757955350394" calcext:value-type="float">
            <text:p>0.7579553504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763729923697" calcext:value-type="float">
            <text:p>0.7637299237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759374490656" calcext:value-type="float">
            <text:p>0.7593744907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763975310609" calcext:value-type="float">
            <text:p>0.7639753106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761689434476" calcext:value-type="float">
            <text:p>0.7616894345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763188075421" calcext:value-type="float">
            <text:p>0.7631880754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76046899047" calcext:value-type="float">
            <text:p>0.7604689905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771009176638" calcext:value-type="float">
            <text:p>0.7710091766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769452709778" calcext:value-type="float">
            <text:p>0.7694527098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766522021468" calcext:value-type="float">
            <text:p>0.7665220215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768123108948" calcext:value-type="float">
            <text:p>0.7681231089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775785784604" calcext:value-type="float">
            <text:p>0.7757857846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776846442123" calcext:value-type="float">
            <text:p>0.7768464421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776456498904" calcext:value-type="float">
            <text:p>0.7764564989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772177142115" calcext:value-type="float">
            <text:p>0.7721771421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777631361651" calcext:value-type="float">
            <text:p>0.7776313617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773435870542" calcext:value-type="float">
            <text:p>0.7734358705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7809174976" calcext:value-type="float">
            <text:p>0.7809174976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780948511068" calcext:value-type="float">
            <text:p>0.7809485111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783443639834" calcext:value-type="float">
            <text:p>0.7834436398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784353285282" calcext:value-type="float">
            <text:p>0.7843532853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788546471359" calcext:value-type="float">
            <text:p>0.7885464714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786550125547" calcext:value-type="float">
            <text:p>0.7865501255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78845081961" calcext:value-type="float">
            <text:p>0.7884508196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789919834602" calcext:value-type="float">
            <text:p>0.7899198346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792286298932" calcext:value-type="float">
            <text:p>0.7922862989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793954782742" calcext:value-type="float">
            <text:p>0.7939547827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792977755467" calcext:value-type="float">
            <text:p>0.7929777555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798160417692" calcext:value-type="float">
            <text:p>0.7981604177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800689448932" calcext:value-type="float">
            <text:p>0.8006894489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800695752131" calcext:value-type="float">
            <text:p>0.8006957521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80015683599" calcext:value-type="float">
            <text:p>0.800156836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799051219123" calcext:value-type="float">
            <text:p>0.7990512191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80505270046" calcext:value-type="float">
            <text:p>0.8050527005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804343038269" calcext:value-type="float">
            <text:p>0.8043430383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81041578077" calcext:value-type="float">
            <text:p>0.8104157808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806477775765" calcext:value-type="float">
            <text:p>0.8064777758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808061047883" calcext:value-type="float">
            <text:p>0.8080610479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814681090567" calcext:value-type="float">
            <text:p>0.8146810906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811256991605" calcext:value-type="float">
            <text:p>0.8112569916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80898213545" calcext:value-type="float">
            <text:p>0.8089821355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814105792348" calcext:value-type="float">
            <text:p>0.8141057923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815685419371" calcext:value-type="float">
            <text:p>0.8156854194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81792679508" calcext:value-type="float">
            <text:p>0.8179267951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818582567151" calcext:value-type="float">
            <text:p>0.8185825672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822763847257" calcext:value-type="float">
            <text:p>0.8227638473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824670710552" calcext:value-type="float">
            <text:p>0.8246707106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826830661627" calcext:value-type="float">
            <text:p>0.8268306616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82478163501" calcext:value-type="float">
            <text:p>0.824781635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831353429422" calcext:value-type="float">
            <text:p>0.8313534294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830531229422" calcext:value-type="float">
            <text:p>0.8305312294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833559274147" calcext:value-type="float">
            <text:p>0.8335592741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829842699322" calcext:value-type="float">
            <text:p>0.8298426993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834663749876" calcext:value-type="float">
            <text:p>0.8346637499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833453313907" calcext:value-type="float">
            <text:p>0.8334533139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83452993381" calcext:value-type="float">
            <text:p>0.8345299338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838752653603" calcext:value-type="float">
            <text:p>0.8387526536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836786449306" calcext:value-type="float">
            <text:p>0.8367864493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841773224474" calcext:value-type="float">
            <text:p>0.8417732245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84181008196" calcext:value-type="float">
            <text:p>0.841810082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848093421589" calcext:value-type="float">
            <text:p>0.8480934216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843983097858" calcext:value-type="float">
            <text:p>0.8439830979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850267782837" calcext:value-type="float">
            <text:p>0.8502677828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849308834204" calcext:value-type="float">
            <text:p>0.8493088342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851471425386" calcext:value-type="float">
            <text:p>0.8514714254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849025348328" calcext:value-type="float">
            <text:p>0.8490253483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855475882837" calcext:value-type="float">
            <text:p>0.8554758828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850590518262" calcext:value-type="float">
            <text:p>0.8505905183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857751101644" calcext:value-type="float">
            <text:p>0.8577511016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857355407398" calcext:value-type="float">
            <text:p>0.8573554074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857328847233" calcext:value-type="float">
            <text:p>0.8573288472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858848576702" calcext:value-type="float">
            <text:p>0.8588485767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862195849192" calcext:value-type="float">
            <text:p>0.8621958492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865698656031" calcext:value-type="float">
            <text:p>0.865698656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869827658445" calcext:value-type="float">
            <text:p>0.8698276584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870244948623" calcext:value-type="float">
            <text:p>0.8702449486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869368645126" calcext:value-type="float">
            <text:p>0.8693686451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873586138558" calcext:value-type="float">
            <text:p>0.8735861386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869798768423" calcext:value-type="float">
            <text:p>0.8697987684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868936640741" calcext:value-type="float">
            <text:p>0.8689366407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874914929377" calcext:value-type="float">
            <text:p>0.8749149294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879642392561" calcext:value-type="float">
            <text:p>0.8796423926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876979048439" calcext:value-type="float">
            <text:p>0.8769790484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877958960758" calcext:value-type="float">
            <text:p>0.8779589608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880866202624" calcext:value-type="float">
            <text:p>0.8808662026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883784154587" calcext:value-type="float">
            <text:p>0.8837841546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882811379045" calcext:value-type="float">
            <text:p>0.882811379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885335957443" calcext:value-type="float">
            <text:p>0.8853359574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885321796559" calcext:value-type="float">
            <text:p>0.8853217966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888397868578" calcext:value-type="float">
            <text:p>0.8883978686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890281744204" calcext:value-type="float">
            <text:p>0.8902817442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891949431531" calcext:value-type="float">
            <text:p>0.8919494315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891935451956" calcext:value-type="float">
            <text:p>0.891935452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893198032497" calcext:value-type="float">
            <text:p>0.8931980325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896392709849" calcext:value-type="float">
            <text:p>0.8963927098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898926476268" calcext:value-type="float">
            <text:p>0.8989264763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899798632957" calcext:value-type="float">
            <text:p>0.899798633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900098096318" calcext:value-type="float">
            <text:p>0.9000980963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900637873687" calcext:value-type="float">
            <text:p>0.9006378737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902045216896" calcext:value-type="float">
            <text:p>0.9020452169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906256807754" calcext:value-type="float">
            <text:p>0.9062568078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905767974412" calcext:value-type="float">
            <text:p>0.9057679744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906736274823" calcext:value-type="float">
            <text:p>0.9067362748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907810996207" calcext:value-type="float">
            <text:p>0.9078109962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909736478392" calcext:value-type="float">
            <text:p>0.9097364784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912106245556" calcext:value-type="float">
            <text:p>0.9121062456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913196532741" calcext:value-type="float">
            <text:p>0.9131965327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912734735959" calcext:value-type="float">
            <text:p>0.912734736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914453633959" calcext:value-type="float">
            <text:p>0.914453634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917368132624" calcext:value-type="float">
            <text:p>0.9173681326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919554556432" calcext:value-type="float">
            <text:p>0.9195545564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919545614029" calcext:value-type="float">
            <text:p>0.919545614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922001767053" calcext:value-type="float">
            <text:p>0.9220017671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921635560802" calcext:value-type="float">
            <text:p>0.9216355608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92459767351" calcext:value-type="float">
            <text:p>0.9245976735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925626689854" calcext:value-type="float">
            <text:p>0.9256266899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926093591021" calcext:value-type="float">
            <text:p>0.926093591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929832988808" calcext:value-type="float">
            <text:p>0.9298329888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92982385119" calcext:value-type="float">
            <text:p>0.9298238512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930938498069" calcext:value-type="float">
            <text:p>0.9309384981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933269256762" calcext:value-type="float">
            <text:p>0.9332692568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934751268093" calcext:value-type="float">
            <text:p>0.9347512681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935235562641" calcext:value-type="float">
            <text:p>0.9352355626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93941031382" calcext:value-type="float">
            <text:p>0.9394103138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939550509776" calcext:value-type="float">
            <text:p>0.9395505098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942564936302" calcext:value-type="float">
            <text:p>0.9425649363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945589473873" calcext:value-type="float">
            <text:p>0.9455894739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943477605773" calcext:value-type="float">
            <text:p>0.9434776058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945977744505" calcext:value-type="float">
            <text:p>0.9459777445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945607147641" calcext:value-type="float">
            <text:p>0.9456071476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947327817148" calcext:value-type="float">
            <text:p>0.9473278171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949482650481" calcext:value-type="float">
            <text:p>0.9494826505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951930756195" calcext:value-type="float">
            <text:p>0.9519307562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953790236872" calcext:value-type="float">
            <text:p>0.9537902369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95398739276" calcext:value-type="float">
            <text:p>0.9539873928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956003651815" calcext:value-type="float">
            <text:p>0.9560036518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958898498868" calcext:value-type="float">
            <text:p>0.9588984989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959584946594" calcext:value-type="float">
            <text:p>0.9595849466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961757737953" calcext:value-type="float">
            <text:p>0.961757738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961565504512" calcext:value-type="float">
            <text:p>0.9615655045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964717114914" calcext:value-type="float">
            <text:p>0.9647171149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964533799506" calcext:value-type="float">
            <text:p>0.9645337995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967023853549" calcext:value-type="float">
            <text:p>0.9670238535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969305606128" calcext:value-type="float">
            <text:p>0.9693056061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971243166849" calcext:value-type="float">
            <text:p>0.9712431668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972102575464" calcext:value-type="float">
            <text:p>0.9721025755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972853958415" calcext:value-type="float">
            <text:p>0.9728539584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973479910615" calcext:value-type="float">
            <text:p>0.9734799106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975841309178" calcext:value-type="float">
            <text:p>0.9758413092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977531001624" calcext:value-type="float">
            <text:p>0.9775310016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979234874709" calcext:value-type="float">
            <text:p>0.9792348747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980902155444" calcext:value-type="float">
            <text:p>0.9809021554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981528107644" calcext:value-type="float">
            <text:p>0.9815281076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983108149418" calcext:value-type="float">
            <text:p>0.9831081494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984912169359" calcext:value-type="float">
            <text:p>0.9849121694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986243697917" calcext:value-type="float">
            <text:p>0.9862436979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988039859404" calcext:value-type="float">
            <text:p>0.9880398594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989867329599" calcext:value-type="float">
            <text:p>0.9898673296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991766244027" calcext:value-type="float">
            <text:p>0.991766244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993225793198" calcext:value-type="float">
            <text:p>0.9932257932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994397286689" calcext:value-type="float">
            <text:p>0.9943972867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995672896564" calcext:value-type="float">
            <text:p>0.9956728966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997356037753" calcext:value-type="float">
            <text:p>0.9973560378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998771924206" calcext:value-type="float">
            <text:p>0.9987719242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trueKExperimentResult.A1:trueKExperimentResult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8">00/00/0000</text:date>, <text:time style:data-style-name="N2" text:time-value="16:51:07.4455210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8T17:02:32.607052766</dc:date>
    <meta:editing-duration>PT11M1S</meta:editing-duration>
    <meta:editing-cycles>2</meta:editing-cycles>
    <meta:generator>LibreOffice/5.1.3.2$Linux_X86_64 LibreOffice_project/10m0$Build-2</meta:generator>
    <meta:document-statistic meta:table-count="1" meta:cell-count="22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44cm" svg:y="0.316cm" chart:style-name="ch2">
          <text:p>SilhouetteCoefficient to Number of Clusters</text:p>
        </chart:title>
        <chart:plot-area chart:style-name="ch3" table:cell-range-address="trueKExperimentResult.A1:trueKExperimentResult.B999" chart:data-source-has-labels="column" svg:x="0.32cm" svg:y="1.275cm" svg:width="15.36cm" svg:height="7.545cm">
          <chartooo:coordinate-region svg:x="1.047cm" svg:y="1.396cm" svg:width="14.633cm" svg:height="6.421cm"/>
          <chart:axis chart:dimension="x" chart:name="primary-x" chart:style-name="ch4" chartooo:axis-type="auto">
            <chartooo:date-scale/>
            <chart:categories table:cell-range-address="trueKExperimentResult.A1:trueKExperimentResult.A99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rueKExperimentResult.B1:trueKExperimentResult.B999" chart:class="chart:line">
            <chart:data-point chart:repeated="9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lusters</text:p>
                <draw:g>
                  <svg:desc>trueKExperimentResult.A1:trueKExperimentResult.A999</svg:desc>
                </draw:g>
              </table:table-cell>
              <table:table-cell office:value-type="float" office:value="NaN">
                <text:p>NaN</text:p>
                <draw:g>
                  <svg:desc>trueKExperimentResult.B1:trueKExperimentResult.B99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567867391949">
                <text:p>0.005678673919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519058620888">
                <text:p>0.005190586208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586847145013">
                <text:p>0.0058684714501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719540250715">
                <text:p>0.0071954025071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78327626952">
                <text:p>0.007832762695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804273157223">
                <text:p>0.008042731572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04887739886">
                <text:p>0.010488773988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984591389351">
                <text:p>0.0098459138935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17517756274">
                <text:p>0.011751775627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127162199549">
                <text:p>0.01271621995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134855428299">
                <text:p>0.013485542829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1393042946">
                <text:p>0.0139304294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14526508903">
                <text:p>0.01452650890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139197690342">
                <text:p>0.013919769034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159730857939">
                <text:p>0.015973085793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157519796102">
                <text:p>0.015751979610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163793166009">
                <text:p>0.016379316600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164824322463">
                <text:p>0.01648243224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174284005812">
                <text:p>0.017428400581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172571349016">
                <text:p>0.017257134901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178788351399">
                <text:p>0.017878835139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171512067719">
                <text:p>0.017151206771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177625317978">
                <text:p>0.017762531797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1855588371">
                <text:p>0.0185558837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191319765812">
                <text:p>0.019131976581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197383313601">
                <text:p>0.019738331360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202759954308">
                <text:p>0.020275995430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175125523826">
                <text:p>0.017512552382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206151023468">
                <text:p>0.020615102346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190975207743">
                <text:p>0.019097520774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19233462964">
                <text:p>0.01923346296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195193583813">
                <text:p>0.019519358381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195537041866">
                <text:p>0.019553704186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206238667149">
                <text:p>0.020623866714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195210337245">
                <text:p>0.019521033724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194802469106">
                <text:p>0.019480246910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181960285638">
                <text:p>0.018196028563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193684938578">
                <text:p>0.01936849385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90265733872">
                <text:p>0.019026573387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225418552473">
                <text:p>0.022541855247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20579492516">
                <text:p>0.02057949251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202409187005">
                <text:p>0.020240918700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224328817798">
                <text:p>0.022432881779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206770345073">
                <text:p>0.020677034507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208776201458">
                <text:p>0.020877620145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204285471318">
                <text:p>0.020428547131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204149465965">
                <text:p>0.020414946596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215747552704">
                <text:p>0.021574755270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205980528856">
                <text:p>0.020598052885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224247095685">
                <text:p>0.022424709568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211203727129">
                <text:p>0.021120372712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184200753785">
                <text:p>0.018420075378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209106101349">
                <text:p>0.020910610134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213870153731">
                <text:p>0.021387015373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22480198526">
                <text:p>0.02248019852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204770325382">
                <text:p>0.020477032538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213628702146">
                <text:p>0.021362870214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209726613495">
                <text:p>0.020972661349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237130759636">
                <text:p>0.023713075963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244473793011">
                <text:p>0.024447379301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231499261792">
                <text:p>0.023149926179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230060860712">
                <text:p>0.023006086071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218484964609">
                <text:p>0.021848496460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239537834499">
                <text:p>0.023953783449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22921877274">
                <text:p>0.02292187727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238209046958">
                <text:p>0.023820904695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245986790355">
                <text:p>0.024598679035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229690483784">
                <text:p>0.022969048378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231050988348">
                <text:p>0.023105098834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2357781864">
                <text:p>0.0235778186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214985520075">
                <text:p>0.021498552007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25131246535">
                <text:p>0.02513124653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229781993889">
                <text:p>0.022978199388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247867791913">
                <text:p>0.024786779191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232315268272">
                <text:p>0.023231526827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23561418769">
                <text:p>0.02356141876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244607491195">
                <text:p>0.024460749119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256196254312">
                <text:p>0.02561962543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256527617361">
                <text:p>0.025652761736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229480929853">
                <text:p>0.022948092985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226296551181">
                <text:p>0.022629655118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233064405035">
                <text:p>0.023306440503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275827377534">
                <text:p>0.027582737753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293861284334">
                <text:p>0.029386128433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259844639109">
                <text:p>0.025984463910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251538480473">
                <text:p>0.025153848047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265930673441">
                <text:p>0.026593067344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256046874035">
                <text:p>0.025604687403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276605047708">
                <text:p>0.027660504770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235933742967">
                <text:p>0.023593374296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27365281581">
                <text:p>0.02736528158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26265119004">
                <text:p>0.02626511900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286307766079">
                <text:p>0.028630776607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268601768025">
                <text:p>0.026860176802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263364541976">
                <text:p>0.026336454197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278402029497">
                <text:p>0.027840202949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267350687421">
                <text:p>0.026735068742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277926825701">
                <text:p>0.027792682570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264916239103">
                <text:p>0.026491623910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257906017394">
                <text:p>0.025790601739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257674879638">
                <text:p>0.025767487963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270740815306">
                <text:p>0.027074081530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331264483459">
                <text:p>0.0331264483459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262017980905">
                <text:p>0.026201798090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279294086453">
                <text:p>0.0279294086453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271679126222">
                <text:p>0.027167912622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27429106412">
                <text:p>0.02742910641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27296176752">
                <text:p>0.02729617675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288295708871">
                <text:p>0.0288295708871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259348115033">
                <text:p>0.025934811503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272469643556">
                <text:p>0.027246964355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293728146048">
                <text:p>0.029372814604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289453115347">
                <text:p>0.028945311534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268182825903">
                <text:p>0.026818282590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276509309611">
                <text:p>0.027650930961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276715464732">
                <text:p>0.0276715464732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293413106234">
                <text:p>0.029341310623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312909754215">
                <text:p>0.031290975421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291326600784">
                <text:p>0.029132660078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296451579892">
                <text:p>0.029645157989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307594373608">
                <text:p>0.0307594373608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0311176042663">
                <text:p>0.0311176042663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0311413525009">
                <text:p>0.031141352500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314853182325">
                <text:p>0.031485318232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302496381901">
                <text:p>0.0302496381901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325548488646">
                <text:p>0.032554848864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278796480967">
                <text:p>0.0278796480967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289420259907">
                <text:p>0.028942025990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330415028169">
                <text:p>0.033041502816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370839619079">
                <text:p>0.037083961907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320586317101">
                <text:p>0.0320586317101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331804477272">
                <text:p>0.033180447727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339122634596">
                <text:p>0.033912263459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334882728464">
                <text:p>0.033488272846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336931257965">
                <text:p>0.0336931257965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308321460553">
                <text:p>0.030832146055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3319012056">
                <text:p>0.03319012056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329699334017">
                <text:p>0.032969933401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325468416967">
                <text:p>0.0325468416967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364553496204">
                <text:p>0.0364553496204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319152516868">
                <text:p>0.0319152516868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333961551107">
                <text:p>0.0333961551107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342887083184">
                <text:p>0.034288708318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336336801461">
                <text:p>0.0336336801461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336966275547">
                <text:p>0.0336966275547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36887160917">
                <text:p>0.036887160917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357991715397">
                <text:p>0.0357991715397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347682042964">
                <text:p>0.034768204296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352419531419">
                <text:p>0.035241953141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362898056577">
                <text:p>0.0362898056577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34013566362">
                <text:p>0.034013566362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402883952532">
                <text:p>0.0402883952532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391289048544">
                <text:p>0.0391289048544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380507381729">
                <text:p>0.0380507381729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361202323328">
                <text:p>0.0361202323328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39158456696">
                <text:p>0.03915845669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361861313748">
                <text:p>0.0361861313748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0416040070791">
                <text:p>0.041604007079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389835086221">
                <text:p>0.0389835086221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038396434053">
                <text:p>0.03839643405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403786396969">
                <text:p>0.040378639696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400247252533">
                <text:p>0.0400247252533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38380593944">
                <text:p>0.03838059394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397444821775">
                <text:p>0.0397444821775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352150240183">
                <text:p>0.0352150240183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0413103523051">
                <text:p>0.0413103523051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0361268319558">
                <text:p>0.0361268319558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0454307418806">
                <text:p>0.045430741880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401412349802">
                <text:p>0.0401412349802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416236058685">
                <text:p>0.0416236058685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0440791839519">
                <text:p>0.044079183951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0428180389533">
                <text:p>0.0428180389533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040168866993">
                <text:p>0.040168866993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460255139539">
                <text:p>0.046025513953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463162945981">
                <text:p>0.0463162945981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377696496496">
                <text:p>0.0377696496496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434646494624">
                <text:p>0.0434646494624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516946156878">
                <text:p>0.051694615687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50768973754">
                <text:p>0.050768973754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410402769623">
                <text:p>0.0410402769623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475122791888">
                <text:p>0.0475122791888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482887368527">
                <text:p>0.0482887368527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429005297195">
                <text:p>0.0429005297195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440746644225">
                <text:p>0.0440746644225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479600760931">
                <text:p>0.0479600760931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0468939815615">
                <text:p>0.0468939815615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465879651348">
                <text:p>0.0465879651348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5121820395">
                <text:p>0.0512182039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110937987">
                <text:p>0.0510110937987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546608552267">
                <text:p>0.054660855226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501639373905">
                <text:p>0.0501639373905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0499369803967">
                <text:p>0.0499369803967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497361514166">
                <text:p>0.0497361514166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46732864603">
                <text:p>0.046732864603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0479914513197">
                <text:p>0.0479914513197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04747335916">
                <text:p>0.04747335916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0488983309745">
                <text:p>0.048898330974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0561565796514">
                <text:p>0.056156579651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534091986411">
                <text:p>0.0534091986411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555273280894">
                <text:p>0.0555273280894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0499340168099">
                <text:p>0.0499340168099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0507348684834">
                <text:p>0.0507348684834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0598735291909">
                <text:p>0.059873529190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0503545421753">
                <text:p>0.0503545421753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058511247115">
                <text:p>0.058511247115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0513929614785">
                <text:p>0.0513929614785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0517331582712">
                <text:p>0.0517331582712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050571575823">
                <text:p>0.05057157582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580917773168">
                <text:p>0.0580917773168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0570196430244">
                <text:p>0.0570196430244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05688011841">
                <text:p>0.05688011841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0548862756834">
                <text:p>0.0548862756834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064227820118">
                <text:p>0.064227820118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0492046550858">
                <text:p>0.0492046550858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0605905774808">
                <text:p>0.0605905774808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0621352034683">
                <text:p>0.0621352034683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0566649031319">
                <text:p>0.056664903131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0631675158877">
                <text:p>0.063167515887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628703395915">
                <text:p>0.0628703395915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0652435376028">
                <text:p>0.0652435376028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059015905536">
                <text:p>0.059015905536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0601227835742">
                <text:p>0.0601227835742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0653251117064">
                <text:p>0.0653251117064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0630047961253">
                <text:p>0.0630047961253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069605987178">
                <text:p>0.069605987178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067533043416">
                <text:p>0.067533043416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0621931403851">
                <text:p>0.0621931403851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0633933510848">
                <text:p>0.063393351084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669688187467">
                <text:p>0.0669688187467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0663760798633">
                <text:p>0.0663760798633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0720061740547">
                <text:p>0.0720061740547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0660303437737">
                <text:p>0.0660303437737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0709066901123">
                <text:p>0.0709066901123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0696160965425">
                <text:p>0.0696160965425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0709774949846">
                <text:p>0.0709774949846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0740556860287">
                <text:p>0.0740556860287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0719927538496">
                <text:p>0.0719927538496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0796934252977">
                <text:p>0.079693425297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794003571183">
                <text:p>0.0794003571183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0765020472602">
                <text:p>0.0765020472602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075029931958">
                <text:p>0.075029931958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0780008656063">
                <text:p>0.0780008656063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0746090529665">
                <text:p>0.0746090529665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0855421010641">
                <text:p>0.0855421010641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0770466836219">
                <text:p>0.0770466836219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0683302971879">
                <text:p>0.0683302971879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0859112603041">
                <text:p>0.0859112603041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083935138416">
                <text:p>0.08393513841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78712814965">
                <text:p>0.078712814965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0785997158794">
                <text:p>0.0785997158794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0779099103963">
                <text:p>0.0779099103963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0777967033694">
                <text:p>0.0777967033694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0835378282377">
                <text:p>0.0835378282377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0787431526741">
                <text:p>0.078743152674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792450739912">
                <text:p>0.0792450739912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089078135889">
                <text:p>0.089078135889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0928128818896">
                <text:p>0.0928128818896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0833391785799">
                <text:p>0.083339178579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929899036634">
                <text:p>0.0929899036634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0919474208144">
                <text:p>0.0919474208144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0850117351761">
                <text:p>0.0850117351761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0795504819731">
                <text:p>0.0795504819731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0936182885705">
                <text:p>0.0936182885705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086807775291">
                <text:p>0.086807775291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0915969893966">
                <text:p>0.0915969893966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0924093205006">
                <text:p>0.0924093205006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0917930316458">
                <text:p>0.0917930316458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0926151999867">
                <text:p>0.092615199986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788558693605">
                <text:p>0.0788558693605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0946862997767">
                <text:p>0.0946862997767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0874067496092">
                <text:p>0.0874067496092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099494940645">
                <text:p>0.099494940645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0956206845135">
                <text:p>0.0956206845135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104550461292">
                <text:p>0.104550461292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0997982746366">
                <text:p>0.0997982746366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106578046719">
                <text:p>0.106578046719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107527822587">
                <text:p>0.107527822587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102957847352">
                <text:p>0.10295784735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103555867198">
                <text:p>0.103555867198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103003061456">
                <text:p>0.103003061456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105712362625">
                <text:p>0.105712362625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110853393785">
                <text:p>0.110853393785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0967357495385">
                <text:p>0.0967357495385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111099787092">
                <text:p>0.111099787092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105826767925">
                <text:p>0.105826767925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111147371134">
                <text:p>0.111147371134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100608454629">
                <text:p>0.100608454629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110055670508">
                <text:p>0.11005567050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115193441404">
                <text:p>0.115193441404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111460585526">
                <text:p>0.111460585526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110083063072">
                <text:p>0.110083063072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111457544173">
                <text:p>0.111457544173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115507725868">
                <text:p>0.115507725868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121248784275">
                <text:p>0.121248784275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120992780158">
                <text:p>0.120992780158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12336167282">
                <text:p>0.12336167282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12324507857">
                <text:p>0.12324507857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108658507855">
                <text:p>0.10865850785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118832750038">
                <text:p>0.118832750038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115726527188">
                <text:p>0.115726527188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122865976615">
                <text:p>0.122865976615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120133331095">
                <text:p>0.120133331095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122827957957">
                <text:p>0.122827957957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119350386143">
                <text:p>0.119350386143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120137890782">
                <text:p>0.120137890782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123941963096">
                <text:p>0.123941963096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132023817879">
                <text:p>0.132023817879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129350378161">
                <text:p>0.12935037816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128951720681">
                <text:p>0.128951720681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129280609813">
                <text:p>0.129280609813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127549655658">
                <text:p>0.127549655658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135128787085">
                <text:p>0.135128787085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137809849562">
                <text:p>0.137809849562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122451140135">
                <text:p>0.122451140135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133691950861">
                <text:p>0.133691950861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140745489766">
                <text:p>0.140745489766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146531100952">
                <text:p>0.146531100952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131127945558">
                <text:p>0.13112794555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130870272">
                <text:p>0.130870272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133990844855">
                <text:p>0.133990844855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129926599293">
                <text:p>0.129926599293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134416022823">
                <text:p>0.134416022823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145145845673">
                <text:p>0.145145845673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143096078389">
                <text:p>0.143096078389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144113086675">
                <text:p>0.144113086675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135046368894">
                <text:p>0.135046368894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152498985789">
                <text:p>0.152498985789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137848655122">
                <text:p>0.13784865512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145301647706">
                <text:p>0.14530164770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148493787959">
                <text:p>0.148493787959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158063842578">
                <text:p>0.158063842578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159753602839">
                <text:p>0.159753602839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1425357444">
                <text:p>0.1425357444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150321694713">
                <text:p>0.150321694713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146056457533">
                <text:p>0.146056457533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165857859389">
                <text:p>0.165857859389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148131347806">
                <text:p>0.148131347806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138360430555">
                <text:p>0.13836043055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148235361967">
                <text:p>0.148235361967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169016166086">
                <text:p>0.169016166086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157763180196">
                <text:p>0.157763180196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154079664749">
                <text:p>0.154079664749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154832709015">
                <text:p>0.154832709015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164648189585">
                <text:p>0.164648189585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154346676202">
                <text:p>0.154346676202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157374981015">
                <text:p>0.157374981015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170707555669">
                <text:p>0.170707555669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170988645156">
                <text:p>0.17098864515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16995293645">
                <text:p>0.16995293645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15687506954">
                <text:p>0.15687506954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156693333927">
                <text:p>0.156693333927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177530276786">
                <text:p>0.177530276786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169494431033">
                <text:p>0.169494431033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164075246647">
                <text:p>0.164075246647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17003315269">
                <text:p>0.17003315269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175160333012">
                <text:p>0.175160333012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181253382637">
                <text:p>0.181253382637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182267387845">
                <text:p>0.18226738784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174907116563">
                <text:p>0.174907116563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167783434948">
                <text:p>0.167783434948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180316197391">
                <text:p>0.180316197391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180618632725">
                <text:p>0.180618632725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176320308963">
                <text:p>0.176320308963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175961943078">
                <text:p>0.175961943078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182155949152">
                <text:p>0.182155949152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171717009889">
                <text:p>0.171717009889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180123134488">
                <text:p>0.180123134488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184384663004">
                <text:p>0.18438466300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187525107326">
                <text:p>0.187525107326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184025995632">
                <text:p>0.184025995632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190751107587">
                <text:p>0.190751107587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197286903598">
                <text:p>0.197286903598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188631176798">
                <text:p>0.188631176798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183959691222">
                <text:p>0.183959691222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192079248953">
                <text:p>0.192079248953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196661205857">
                <text:p>0.196661205857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198203086674">
                <text:p>0.198203086674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194596218122">
                <text:p>0.19459621812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199271402731">
                <text:p>0.199271402731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200800749612">
                <text:p>0.200800749612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202819096373">
                <text:p>0.202819096373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197347074285">
                <text:p>0.197347074285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190338563446">
                <text:p>0.190338563446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188718245616">
                <text:p>0.188718245616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202987575078">
                <text:p>0.202987575078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200168500233">
                <text:p>0.200168500233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196577883163">
                <text:p>0.196577883163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204554271032">
                <text:p>0.20455427103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202026514557">
                <text:p>0.202026514557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206174999495">
                <text:p>0.206174999495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207546797872">
                <text:p>0.207546797872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207258697919">
                <text:p>0.207258697919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21208174431">
                <text:p>0.21208174431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218840796544">
                <text:p>0.218840796544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204681192321">
                <text:p>0.204681192321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211650415566">
                <text:p>0.211650415566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217636227008">
                <text:p>0.217636227008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208359841941">
                <text:p>0.20835984194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220038232348">
                <text:p>0.220038232348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.213042953915">
                <text:p>0.213042953915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0.217808068553">
                <text:p>0.217808068553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0.226142296816">
                <text:p>0.226142296816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0.223688751054">
                <text:p>0.223688751054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22974125712">
                <text:p>0.22974125712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0.227641063282">
                <text:p>0.227641063282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0.230255698651">
                <text:p>0.230255698651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0.224049781734">
                <text:p>0.224049781734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.232774492441">
                <text:p>0.232774492441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234063683707">
                <text:p>0.234063683707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.242173188772">
                <text:p>0.242173188772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0.237399391555">
                <text:p>0.237399391555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0.237416190848">
                <text:p>0.237416190848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0.238635597863">
                <text:p>0.238635597863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237619609492">
                <text:p>0.237619609492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0.231518524681">
                <text:p>0.231518524681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.241402696237">
                <text:p>0.241402696237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0.242435102348">
                <text:p>0.242435102348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0.250726327706">
                <text:p>0.250726327706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246357215888">
                <text:p>0.246357215888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.251002848853">
                <text:p>0.251002848853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0.235948320891">
                <text:p>0.235948320891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0.234433720716">
                <text:p>0.234433720716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0.246647056393">
                <text:p>0.246647056393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247950501855">
                <text:p>0.247950501855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0.258229569343">
                <text:p>0.258229569343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0.237067763431">
                <text:p>0.237067763431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0.267199402704">
                <text:p>0.267199402704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.246546594717">
                <text:p>0.246546594717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25199004366">
                <text:p>0.25199004366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.251606774682">
                <text:p>0.251606774682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0.250383817532">
                <text:p>0.250383817532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0.253915769104">
                <text:p>0.253915769104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0.263111080539">
                <text:p>0.263111080539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267840594561">
                <text:p>0.267840594561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0.255649603815">
                <text:p>0.255649603815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0.257670636311">
                <text:p>0.257670636311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0.274746363748">
                <text:p>0.274746363748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0.272645380544">
                <text:p>0.272645380544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271841899312">
                <text:p>0.271841899312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0.279174857244">
                <text:p>0.279174857244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0.271427749891">
                <text:p>0.271427749891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0.2701431606">
                <text:p>0.2701431606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0.27266858875">
                <text:p>0.27266858875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278698867359">
                <text:p>0.278698867359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0.281078671499">
                <text:p>0.281078671499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0.277227927791">
                <text:p>0.277227927791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272742553804">
                <text:p>0.272742553804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0.268771305822">
                <text:p>0.26877130582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27917713133">
                <text:p>0.27917713133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0.28043723326">
                <text:p>0.28043723326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0.274915436391">
                <text:p>0.274915436391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0.283050519076">
                <text:p>0.283050519076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0.288138067758">
                <text:p>0.288138067758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0.288429986948">
                <text:p>0.288429986948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0.282443682792">
                <text:p>0.282443682792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0.290398438485">
                <text:p>0.290398438485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0.292347402887">
                <text:p>0.292347402887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0.28855480044">
                <text:p>0.28855480044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28814778061">
                <text:p>0.28814778061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0.294139706538">
                <text:p>0.294139706538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0.299632594492">
                <text:p>0.299632594492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0.298601367899">
                <text:p>0.298601367899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0.294341928885">
                <text:p>0.294341928885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0.298541166002">
                <text:p>0.298541166002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0.29777257652">
                <text:p>0.29777257652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0.29772109891">
                <text:p>0.29772109891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0.297754987259">
                <text:p>0.297754987259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0.299520708352">
                <text:p>0.299520708352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297612521258">
                <text:p>0.297612521258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0.302157116608">
                <text:p>0.302157116608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0.302821831565">
                <text:p>0.302821831565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0.311211266588">
                <text:p>0.311211266588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0.306145010039">
                <text:p>0.306145010039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0.305190452458">
                <text:p>0.305190452458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0.303343107582">
                <text:p>0.303343107582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0.31321568617">
                <text:p>0.31321568617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0.321589426117">
                <text:p>0.321589426117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0.313843223027">
                <text:p>0.313843223027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312420954258">
                <text:p>0.312420954258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0.313701990896">
                <text:p>0.313701990896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0.315082320865">
                <text:p>0.315082320865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0.319852202214">
                <text:p>0.319852202214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0.315377727398">
                <text:p>0.315377727398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0.325862073293">
                <text:p>0.325862073293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0.3169165423">
                <text:p>0.3169165423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0.31562030222">
                <text:p>0.31562030222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0.309085383808">
                <text:p>0.309085383808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0.323371192138">
                <text:p>0.323371192138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316900377101">
                <text:p>0.316900377101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0.322311241629">
                <text:p>0.322311241629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0.330923226363">
                <text:p>0.330923226363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0.328034755969">
                <text:p>0.328034755969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0.324389432604">
                <text:p>0.324389432604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0.331482897922">
                <text:p>0.331482897922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0.33313850118">
                <text:p>0.33313850118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0.327409688142">
                <text:p>0.327409688142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0.330038077981">
                <text:p>0.330038077981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0.328995243559">
                <text:p>0.32899524355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34252919396">
                <text:p>0.34252919396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0.346930776029">
                <text:p>0.346930776029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0.335872167988">
                <text:p>0.335872167988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0.339470899548">
                <text:p>0.339470899548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0.339530792015">
                <text:p>0.339530792015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0.339389910133">
                <text:p>0.339389910133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0.338338509899">
                <text:p>0.338338509899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0.338350989087">
                <text:p>0.338350989087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0.34711901612">
                <text:p>0.34711901612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0.347150369519">
                <text:p>0.347150369519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335723018452">
                <text:p>0.335723018452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0.345058812593">
                <text:p>0.34505881259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359355810852">
                <text:p>0.359355810852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0.346985544728">
                <text:p>0.346985544728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0.358467638984">
                <text:p>0.358467638984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0.355154986254">
                <text:p>0.355154986254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0.35261845466">
                <text:p>0.35261845466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0.351911029377">
                <text:p>0.351911029377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0.352914288311">
                <text:p>0.352914288311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0.360847127376">
                <text:p>0.360847127376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355665871698">
                <text:p>0.355665871698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0.363665911413">
                <text:p>0.363665911413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0.359750547135">
                <text:p>0.359750547135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0.364869355456">
                <text:p>0.364869355456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0.364833710119">
                <text:p>0.364833710119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0.369570737125">
                <text:p>0.369570737125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0.374980052425">
                <text:p>0.374980052425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0.369538923312">
                <text:p>0.369538923312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0.371355993777">
                <text:p>0.371355993777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0.359325168889">
                <text:p>0.359325168889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371240082966">
                <text:p>0.371240082966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0.373051994908">
                <text:p>0.373051994908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0.381790237995">
                <text:p>0.381790237995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0.38556938603">
                <text:p>0.38556938603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0.367995828058">
                <text:p>0.367995828058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0.378082416582">
                <text:p>0.378082416582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0.373039004916">
                <text:p>0.373039004916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0.379908077269">
                <text:p>0.379908077269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0.378541395857">
                <text:p>0.378541395857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0.383194795571">
                <text:p>0.383194795571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387642453058">
                <text:p>0.387642453058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0.389022898718">
                <text:p>0.389022898718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0.38949972218">
                <text:p>0.38949972218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0.381352721505">
                <text:p>0.381352721505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0.382634233803">
                <text:p>0.382634233803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0.386796314421">
                <text:p>0.386796314421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0.390103479868">
                <text:p>0.390103479868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0.3916808364">
                <text:p>0.3916808364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0.392942287539">
                <text:p>0.392942287539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0.393656000038">
                <text:p>0.393656000038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39330554886">
                <text:p>0.39330554886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0.384240462177">
                <text:p>0.384240462177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0.396689359789">
                <text:p>0.396689359789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0.408694447273">
                <text:p>0.408694447273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0.40049661472">
                <text:p>0.40049661472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0.400277805523">
                <text:p>0.400277805523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0.404620188582">
                <text:p>0.404620188582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0.391993540472">
                <text:p>0.391993540472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0.401627221082">
                <text:p>0.401627221082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0.413549337991">
                <text:p>0.413549337991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412845162308">
                <text:p>0.412845162308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0.401664554111">
                <text:p>0.401664554111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0.41187616726">
                <text:p>0.41187616726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0.404086279706">
                <text:p>0.404086279706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0.409494502378">
                <text:p>0.409494502378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0.409694638456">
                <text:p>0.409694638456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0.418022916949">
                <text:p>0.418022916949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0.417348749001">
                <text:p>0.417348749001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0.408449819346">
                <text:p>0.408449819346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0.421771885783">
                <text:p>0.421771885783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414402974219">
                <text:p>0.414402974219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0.422299396187">
                <text:p>0.422299396187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0.420911020234">
                <text:p>0.420911020234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0.417042950945">
                <text:p>0.417042950945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0.425244527247">
                <text:p>0.425244527247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.428322148768">
                <text:p>0.428322148768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424960308287">
                <text:p>0.424960308287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0.427107639884">
                <text:p>0.427107639884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0.429151358332">
                <text:p>0.429151358332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0.433190423412">
                <text:p>0.433190423412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435745005157">
                <text:p>0.435745005157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0.440803009587">
                <text:p>0.440803009587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0.432470690388">
                <text:p>0.432470690388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0.432917227781">
                <text:p>0.432917227781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0.435015604556">
                <text:p>0.435015604556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0.435312568293">
                <text:p>0.435312568293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0.436506861307">
                <text:p>0.436506861307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0.43544055798">
                <text:p>0.43544055798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0.441246890914">
                <text:p>0.441246890914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0.439488759603">
                <text:p>0.439488759603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.439881194261">
                <text:p>0.439881194261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0.441032413472">
                <text:p>0.441032413472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0.44889269499">
                <text:p>0.44889269499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0.449813497743">
                <text:p>0.449813497743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0.444499810524">
                <text:p>0.444499810524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0.452493676925">
                <text:p>0.452493676925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0.451755107916">
                <text:p>0.451755107916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0.450687149273">
                <text:p>0.450687149273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0.447125108992">
                <text:p>0.447125108992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0.451455615633">
                <text:p>0.45145561563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462975019769">
                <text:p>0.462975019769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0.458198901651">
                <text:p>0.458198901651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0.46131281895">
                <text:p>0.46131281895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0.468033035659">
                <text:p>0.468033035659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0.462399182175">
                <text:p>0.462399182175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0.453924015629">
                <text:p>0.453924015629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0.456003563648">
                <text:p>0.456003563648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0.467420759353">
                <text:p>0.467420759353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0.461129758989">
                <text:p>0.461129758989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0.463456255347">
                <text:p>0.463456255347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470443269559">
                <text:p>0.470443269559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0.459756034671">
                <text:p>0.459756034671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0.460563984654">
                <text:p>0.460563984654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0.472625753857">
                <text:p>0.472625753857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0.46878432882">
                <text:p>0.46878432882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0.469759392054">
                <text:p>0.469759392054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0.483609274415">
                <text:p>0.483609274415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0.470612442491">
                <text:p>0.470612442491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0.478122213367">
                <text:p>0.478122213367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0.47066690522">
                <text:p>0.47066690522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474905666836">
                <text:p>0.474905666836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0.485097986032">
                <text:p>0.485097986032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0.479421592375">
                <text:p>0.479421592375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0.472514668018">
                <text:p>0.472514668018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0.476251537152">
                <text:p>0.476251537152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0.480650266364">
                <text:p>0.480650266364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0.48409808947">
                <text:p>0.48409808947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0.489092675268">
                <text:p>0.489092675268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0.486576821238">
                <text:p>0.486576821238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0.490826105208">
                <text:p>0.490826105208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493866328368">
                <text:p>0.493866328368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0.487056689755">
                <text:p>0.487056689755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0.489397936315">
                <text:p>0.489397936315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0.496320737252">
                <text:p>0.496320737252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0.500685828406">
                <text:p>0.500685828406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0.489366262453">
                <text:p>0.489366262453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0.490824339998">
                <text:p>0.490824339998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0.500157240846">
                <text:p>0.500157240846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0.507587038603">
                <text:p>0.507587038603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0.503244806204">
                <text:p>0.50324480620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501545802684">
                <text:p>0.501545802684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0.50387339051">
                <text:p>0.50387339051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0.510477635507">
                <text:p>0.510477635507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0.504332677815">
                <text:p>0.504332677815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0.506288168417">
                <text:p>0.506288168417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0.508912900027">
                <text:p>0.508912900027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0.505097533611">
                <text:p>0.505097533611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0.507316463433">
                <text:p>0.507316463433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0.514154995616">
                <text:p>0.514154995616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0.519635424215">
                <text:p>0.519635424215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512046674157">
                <text:p>0.512046674157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0.516160112578">
                <text:p>0.516160112578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0.515514199306">
                <text:p>0.515514199306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0.517414250491">
                <text:p>0.517414250491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0.516468172973">
                <text:p>0.516468172973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0.519677627973">
                <text:p>0.519677627973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0.527075475144">
                <text:p>0.527075475144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0.520597742267">
                <text:p>0.520597742267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0.526179527183">
                <text:p>0.526179527183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0.526089854434">
                <text:p>0.526089854434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540383746602">
                <text:p>0.540383746602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0.521987585699">
                <text:p>0.521987585699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0.529466292588">
                <text:p>0.529466292588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0.523987487125">
                <text:p>0.523987487125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0.5330664815">
                <text:p>0.5330664815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0.527871895185">
                <text:p>0.527871895185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0.531748384905">
                <text:p>0.531748384905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0.531712475881">
                <text:p>0.531712475881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0.531990412854">
                <text:p>0.531990412854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0.529103065227">
                <text:p>0.529103065227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536786606328">
                <text:p>0.536786606328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0.539603705071">
                <text:p>0.539603705071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0.526422086134">
                <text:p>0.526422086134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0.538794877862">
                <text:p>0.538794877862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0.536434768489">
                <text:p>0.536434768489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0.540330754275">
                <text:p>0.540330754275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0.542837198401">
                <text:p>0.542837198401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0.542069433353">
                <text:p>0.542069433353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0.551902356868">
                <text:p>0.551902356868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0.543191514825">
                <text:p>0.543191514825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548114629168">
                <text:p>0.548114629168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0.554918705375">
                <text:p>0.554918705375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0.548841190791">
                <text:p>0.548841190791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0.550832367337">
                <text:p>0.550832367337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0.553963114449">
                <text:p>0.553963114449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0.559618464521">
                <text:p>0.559618464521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0.556258936297">
                <text:p>0.556258936297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0.550284635968">
                <text:p>0.550284635968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0.557217531611">
                <text:p>0.557217531611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0.562840260681">
                <text:p>0.562840260681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56434544826">
                <text:p>0.56434544826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0.568586120385">
                <text:p>0.568586120385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0.565310567847">
                <text:p>0.565310567847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0.571429665105">
                <text:p>0.571429665105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0.571216964325">
                <text:p>0.571216964325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0.5631014827">
                <text:p>0.5631014827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0.572480742951">
                <text:p>0.572480742951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0.57564332498">
                <text:p>0.57564332498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0.574956699547">
                <text:p>0.574956699547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0.57900250015">
                <text:p>0.5790025001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580239441415">
                <text:p>0.580239441415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0.573863797831">
                <text:p>0.573863797831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0.580488278709">
                <text:p>0.580488278709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0.578715435253">
                <text:p>0.578715435253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577755275702">
                <text:p>0.577755275702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0.582758730788">
                <text:p>0.582758730788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0.579649505218">
                <text:p>0.579649505218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0.584623527872">
                <text:p>0.584623527872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0.580195534824">
                <text:p>0.580195534824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0.587808499211">
                <text:p>0.587808499211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58543992212">
                <text:p>0.58543992212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0.589445158419">
                <text:p>0.589445158419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0.587301032101">
                <text:p>0.587301032101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0.584953064167">
                <text:p>0.584953064167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0.594191753275">
                <text:p>0.594191753275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0.586522621766">
                <text:p>0.586522621766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0.591950666814">
                <text:p>0.591950666814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0.594528348589">
                <text:p>0.594528348589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0.593882891931">
                <text:p>0.593882891931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0.596228408883">
                <text:p>0.596228408883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599350259618">
                <text:p>0.599350259618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0.605177230774">
                <text:p>0.605177230774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0.602787500933">
                <text:p>0.602787500933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0.603626384898">
                <text:p>0.603626384898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0.608055024731">
                <text:p>0.608055024731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0.60773859745">
                <text:p>0.60773859745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0.603267226871">
                <text:p>0.603267226871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0.608979014401">
                <text:p>0.608979014401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0.607714059866">
                <text:p>0.607714059866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0.616976466099">
                <text:p>0.616976466099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60442543811">
                <text:p>0.60442543811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0.616606845242">
                <text:p>0.616606845242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0.620327316711">
                <text:p>0.620327316711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0.609448830944">
                <text:p>0.609448830944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0.615185265345">
                <text:p>0.615185265345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0.6138296294">
                <text:p>0.6138296294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0.619814242522">
                <text:p>0.619814242522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0.620961449235">
                <text:p>0.620961449235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0.620013970854">
                <text:p>0.620013970854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0.622124037133">
                <text:p>0.622124037133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633349834008">
                <text:p>0.633349834008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0.628762519376">
                <text:p>0.628762519376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0.634127569912">
                <text:p>0.634127569912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0.629894305817">
                <text:p>0.629894305817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0.626064492175">
                <text:p>0.626064492175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0.62981528113">
                <text:p>0.62981528113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0.634085944896">
                <text:p>0.634085944896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0.635448681282">
                <text:p>0.635448681282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0.638736430472">
                <text:p>0.638736430472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0.635985906102">
                <text:p>0.63598590610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631885885282">
                <text:p>0.631885885282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0.638589708295">
                <text:p>0.638589708295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0.64025333119">
                <text:p>0.64025333119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0.637708001596">
                <text:p>0.637708001596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0.638938796001">
                <text:p>0.638938796001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0.637242169198">
                <text:p>0.637242169198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0.64397519815">
                <text:p>0.64397519815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0.648018150986">
                <text:p>0.648018150986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0.649481641671">
                <text:p>0.649481641671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0.654599325252">
                <text:p>0.654599325252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645761462212">
                <text:p>0.645761462212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0.657193764441">
                <text:p>0.657193764441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0.658226854001">
                <text:p>0.658226854001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0.656628482234">
                <text:p>0.656628482234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0.653797811467">
                <text:p>0.653797811467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0.662171610657">
                <text:p>0.662171610657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0.662246486057">
                <text:p>0.662246486057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0.661144047409">
                <text:p>0.661144047409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665172419599">
                <text:p>0.665172419599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0.665757353974">
                <text:p>0.665757353974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663328675068">
                <text:p>0.663328675068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0.664527611335">
                <text:p>0.664527611335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0.668890942444">
                <text:p>0.668890942444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0.669682141079">
                <text:p>0.669682141079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0.672252231894">
                <text:p>0.672252231894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0.671843030399">
                <text:p>0.671843030399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0.674721909779">
                <text:p>0.674721909779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0.673471699958">
                <text:p>0.673471699958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0.677777448161">
                <text:p>0.677777448161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0.682019584976">
                <text:p>0.682019584976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684510834628">
                <text:p>0.684510834628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0.67600109547">
                <text:p>0.67600109547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0.687168656919">
                <text:p>0.687168656919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0.68243375628">
                <text:p>0.68243375628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0.684717227192">
                <text:p>0.684717227192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0.68815838837">
                <text:p>0.68815838837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0.687116180862">
                <text:p>0.687116180862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0.687995035356">
                <text:p>0.687995035356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0.678184360229">
                <text:p>0.678184360229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0.688953912699">
                <text:p>0.688953912699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688738904472">
                <text:p>0.688738904472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0.689951432205">
                <text:p>0.689951432205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0.693867394428">
                <text:p>0.693867394428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0.699286310094">
                <text:p>0.699286310094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0.69434155284">
                <text:p>0.69434155284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0.699381845319">
                <text:p>0.699381845319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0.704407946406">
                <text:p>0.704407946406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0.697535339985">
                <text:p>0.697535339985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0.694581569287">
                <text:p>0.694581569287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0.707942683751">
                <text:p>0.70794268375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703054743138">
                <text:p>0.703054743138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0.71451855429">
                <text:p>0.71451855429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0.712925344062">
                <text:p>0.712925344062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0.704606608813">
                <text:p>0.704606608813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0.707889323299">
                <text:p>0.707889323299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0.710729486356">
                <text:p>0.710729486356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0.717705020179">
                <text:p>0.717705020179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0.713993985382">
                <text:p>0.713993985382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0.714291715379">
                <text:p>0.714291715379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0.718029481517">
                <text:p>0.718029481517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713978845654">
                <text:p>0.713978845654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0.717652621796">
                <text:p>0.717652621796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0.719668179036">
                <text:p>0.719668179036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0.725034559994">
                <text:p>0.725034559994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0.725387014707">
                <text:p>0.725387014707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0.728110840536">
                <text:p>0.728110840536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0.729826200668">
                <text:p>0.729826200668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0.729827803378">
                <text:p>0.729827803378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0.730488196354">
                <text:p>0.730488196354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0.730747679377">
                <text:p>0.730747679377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733167906605">
                <text:p>0.733167906605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0.736079477382">
                <text:p>0.736079477382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0.736965270341">
                <text:p>0.736965270341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0.738079105094">
                <text:p>0.738079105094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0.73642461554">
                <text:p>0.73642461554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0.740811751717">
                <text:p>0.740811751717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0.741258479068">
                <text:p>0.741258479068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0.743279692846">
                <text:p>0.743279692846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0.746730429623">
                <text:p>0.746730429623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0.747355088159">
                <text:p>0.747355088159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748016397616">
                <text:p>0.748016397616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0.752447274973">
                <text:p>0.752447274973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750159934944">
                <text:p>0.750159934944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0.750128239166">
                <text:p>0.750128239166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0.757966577618">
                <text:p>0.757966577618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0.75361706047">
                <text:p>0.75361706047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0.757955350394">
                <text:p>0.757955350394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0.763729923697">
                <text:p>0.763729923697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0.759374490656">
                <text:p>0.759374490656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0.763975310609">
                <text:p>0.763975310609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761689434476">
                <text:p>0.761689434476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0.763188075421">
                <text:p>0.763188075421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0.76046899047">
                <text:p>0.76046899047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0.771009176638">
                <text:p>0.771009176638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0.769452709778">
                <text:p>0.769452709778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0.766522021468">
                <text:p>0.766522021468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0.768123108948">
                <text:p>0.768123108948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0.775785784604">
                <text:p>0.775785784604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0.776846442123">
                <text:p>0.776846442123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0.776456498904">
                <text:p>0.776456498904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772177142115">
                <text:p>0.772177142115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0.777631361651">
                <text:p>0.777631361651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0.773435870542">
                <text:p>0.773435870542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0.7809174976">
                <text:p>0.7809174976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0.780948511068">
                <text:p>0.780948511068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0.783443639834">
                <text:p>0.783443639834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0.784353285282">
                <text:p>0.784353285282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0.788546471359">
                <text:p>0.788546471359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0.786550125547">
                <text:p>0.786550125547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0.78845081961">
                <text:p>0.78845081961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789919834602">
                <text:p>0.789919834602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0.792286298932">
                <text:p>0.792286298932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0.793954782742">
                <text:p>0.793954782742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0.792977755467">
                <text:p>0.792977755467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0.798160417692">
                <text:p>0.798160417692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0.800689448932">
                <text:p>0.800689448932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0.800695752131">
                <text:p>0.800695752131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0.80015683599">
                <text:p>0.80015683599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0.799051219123">
                <text:p>0.799051219123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0.80505270046">
                <text:p>0.80505270046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804343038269">
                <text:p>0.804343038269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0.81041578077">
                <text:p>0.81041578077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0.806477775765">
                <text:p>0.806477775765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0.808061047883">
                <text:p>0.808061047883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0.814681090567">
                <text:p>0.814681090567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0.811256991605">
                <text:p>0.811256991605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0.80898213545">
                <text:p>0.80898213545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0.814105792348">
                <text:p>0.814105792348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0.815685419371">
                <text:p>0.815685419371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0.81792679508">
                <text:p>0.81792679508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.818582567151">
                <text:p>0.818582567151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0.822763847257">
                <text:p>0.822763847257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0.824670710552">
                <text:p>0.824670710552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0.826830661627">
                <text:p>0.826830661627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0.82478163501">
                <text:p>0.82478163501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0.831353429422">
                <text:p>0.831353429422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0.830531229422">
                <text:p>0.830531229422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0.833559274147">
                <text:p>0.833559274147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0.829842699322">
                <text:p>0.829842699322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0.834663749876">
                <text:p>0.834663749876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.833453313907">
                <text:p>0.833453313907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0.83452993381">
                <text:p>0.83452993381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0.838752653603">
                <text:p>0.838752653603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0.836786449306">
                <text:p>0.836786449306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0.841773224474">
                <text:p>0.841773224474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0.84181008196">
                <text:p>0.84181008196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848093421589">
                <text:p>0.848093421589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0.843983097858">
                <text:p>0.843983097858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0.850267782837">
                <text:p>0.850267782837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0.849308834204">
                <text:p>0.84930883420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851471425386">
                <text:p>0.851471425386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0.849025348328">
                <text:p>0.849025348328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0.855475882837">
                <text:p>0.855475882837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0.850590518262">
                <text:p>0.850590518262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0.857751101644">
                <text:p>0.857751101644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0.857355407398">
                <text:p>0.857355407398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0.857328847233">
                <text:p>0.857328847233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0.858848576702">
                <text:p>0.858848576702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0.862195849192">
                <text:p>0.862195849192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0.865698656031">
                <text:p>0.865698656031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.869827658445">
                <text:p>0.869827658445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0.870244948623">
                <text:p>0.870244948623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0.869368645126">
                <text:p>0.869368645126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0.873586138558">
                <text:p>0.873586138558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0.869798768423">
                <text:p>0.869798768423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0.868936640741">
                <text:p>0.868936640741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0.874914929377">
                <text:p>0.874914929377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0.879642392561">
                <text:p>0.879642392561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0.876979048439">
                <text:p>0.876979048439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0.877958960758">
                <text:p>0.877958960758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.880866202624">
                <text:p>0.880866202624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0.883784154587">
                <text:p>0.883784154587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0.882811379045">
                <text:p>0.882811379045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0.885335957443">
                <text:p>0.885335957443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0.885321796559">
                <text:p>0.885321796559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0.888397868578">
                <text:p>0.888397868578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0.890281744204">
                <text:p>0.890281744204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0.891949431531">
                <text:p>0.891949431531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0.891935451956">
                <text:p>0.891935451956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0.893198032497">
                <text:p>0.893198032497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.896392709849">
                <text:p>0.896392709849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0.898926476268">
                <text:p>0.898926476268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0.899798632957">
                <text:p>0.899798632957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0.900098096318">
                <text:p>0.900098096318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0.900637873687">
                <text:p>0.900637873687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0.902045216896">
                <text:p>0.902045216896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0.906256807754">
                <text:p>0.906256807754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0.905767974412">
                <text:p>0.905767974412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0.906736274823">
                <text:p>0.906736274823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0.907810996207">
                <text:p>0.907810996207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.909736478392">
                <text:p>0.909736478392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0.912106245556">
                <text:p>0.912106245556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0.913196532741">
                <text:p>0.913196532741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0.912734735959">
                <text:p>0.912734735959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0.914453633959">
                <text:p>0.914453633959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0.917368132624">
                <text:p>0.917368132624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0.919554556432">
                <text:p>0.919554556432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0.919545614029">
                <text:p>0.919545614029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0.922001767053">
                <text:p>0.922001767053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0.921635560802">
                <text:p>0.921635560802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92459767351">
                <text:p>0.92459767351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0.925626689854">
                <text:p>0.925626689854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0.926093591021">
                <text:p>0.926093591021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0.929832988808">
                <text:p>0.929832988808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0.92982385119">
                <text:p>0.92982385119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0.930938498069">
                <text:p>0.930938498069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0.933269256762">
                <text:p>0.933269256762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0.934751268093">
                <text:p>0.934751268093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0.935235562641">
                <text:p>0.935235562641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0.93941031382">
                <text:p>0.9394103138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939550509776">
                <text:p>0.939550509776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0.942564936302">
                <text:p>0.942564936302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0.945589473873">
                <text:p>0.945589473873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0.943477605773">
                <text:p>0.943477605773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0.945977744505">
                <text:p>0.945977744505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0.945607147641">
                <text:p>0.945607147641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0.947327817148">
                <text:p>0.947327817148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0.949482650481">
                <text:p>0.949482650481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0.951930756195">
                <text:p>0.951930756195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0.953790236872">
                <text:p>0.953790236872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.95398739276">
                <text:p>0.95398739276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0.956003651815">
                <text:p>0.956003651815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0.958898498868">
                <text:p>0.958898498868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0.959584946594">
                <text:p>0.959584946594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0.961757737953">
                <text:p>0.961757737953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0.961565504512">
                <text:p>0.961565504512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0.964717114914">
                <text:p>0.964717114914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0.964533799506">
                <text:p>0.964533799506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0.967023853549">
                <text:p>0.967023853549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0.969305606128">
                <text:p>0.969305606128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.971243166849">
                <text:p>0.971243166849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0.972102575464">
                <text:p>0.972102575464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0.972853958415">
                <text:p>0.972853958415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0.973479910615">
                <text:p>0.973479910615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0.975841309178">
                <text:p>0.975841309178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0.977531001624">
                <text:p>0.977531001624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0.979234874709">
                <text:p>0.979234874709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0.980902155444">
                <text:p>0.980902155444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0.981528107644">
                <text:p>0.981528107644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0.983108149418">
                <text:p>0.983108149418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.984912169359">
                <text:p>0.984912169359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0.986243697917">
                <text:p>0.986243697917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0.988039859404">
                <text:p>0.988039859404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0.989867329599">
                <text:p>0.989867329599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0.991766244027">
                <text:p>0.991766244027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0.993225793198">
                <text:p>0.993225793198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0.994397286689">
                <text:p>0.994397286689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0.995672896564">
                <text:p>0.995672896564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0.997356037753">
                <text:p>0.997356037753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0.998771924206">
                <text:p>0.9987719242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line" chart:style-name="ch1">
        <chart:title svg:x="4.748cm" svg:y="0.316cm" chart:style-name="ch2">
          <text:p>SilhoutteCoefficient to Tolerance</text:p>
        </chart:title>
        <chart:plot-area chart:style-name="ch3" table:cell-range-address="trueKExperimentResult.D1:trueKExperimentResult.E101" chart:data-source-has-labels="both" svg:x="0.319cm" svg:y="1.275cm" svg:width="15.349cm" svg:height="7.551cm">
          <chartooo:coordinate-region svg:x="1.231cm" svg:y="1.275cm" svg:width="14.075cm" svg:height="5.83cm"/>
          <chart:axis chart:dimension="x" chart:name="primary-x" chart:style-name="ch4" chartooo:axis-type="auto">
            <chartooo:date-scale/>
            <chart:categories table:cell-range-address="trueKExperimentResult.D1:trueKExperimentResult.D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rueKExperimentResult.E1:trueKExperimentResult.E101" loext:label-string="coefficient" chart:class="chart:line"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efficient</text:p>
              </table:table-cell>
            </table:table-row>
          </table:table-header-rows>
          <table:table-rows>
            <table:table-row>
              <table:table-cell office:value-type="string">
                <text:p>tolerance</text:p>
                <draw:g>
                  <svg:desc>trueKExperimentResult.D1:trueKExperimentResult.D101</svg:desc>
                </draw:g>
              </table:table-cell>
              <table:table-cell office:value-type="float" office:value="NaN">
                <text:p>NaN</text:p>
                <draw:g>
                  <svg:desc>trueKExperimentResult.E1:trueKExperimentResult.E101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757534134917">
                <text:p>0.0757534134917</text:p>
              </table:table-cell>
            </table:table-row>
            <table:table-row>
              <table:table-cell office:value-type="float" office:value="0.00002">
                <text:p>0.00002</text:p>
              </table:table-cell>
              <table:table-cell office:value-type="float" office:value="0.0777162694239">
                <text:p>0.0777162694239</text:p>
              </table:table-cell>
            </table:table-row>
            <table:table-row>
              <table:table-cell office:value-type="float" office:value="0.00004">
                <text:p>0.00004</text:p>
              </table:table-cell>
              <table:table-cell office:value-type="float" office:value="0.076650239268">
                <text:p>0.076650239268</text:p>
              </table:table-cell>
            </table:table-row>
            <table:table-row>
              <table:table-cell office:value-type="float" office:value="0.00006">
                <text:p>0.00006</text:p>
              </table:table-cell>
              <table:table-cell office:value-type="float" office:value="0.0707681528323">
                <text:p>0.0707681528323</text:p>
              </table:table-cell>
            </table:table-row>
            <table:table-row>
              <table:table-cell office:value-type="float" office:value="0.00008">
                <text:p>0.00008</text:p>
              </table:table-cell>
              <table:table-cell office:value-type="float" office:value="0.0789336892122">
                <text:p>0.0789336892122</text:p>
              </table:table-cell>
            </table:table-row>
            <table:table-row>
              <table:table-cell office:value-type="float" office:value="0.0001">
                <text:p>0.0001</text:p>
              </table:table-cell>
              <table:table-cell office:value-type="float" office:value="0.0751261245334">
                <text:p>0.0751261245334</text:p>
              </table:table-cell>
            </table:table-row>
            <table:table-row>
              <table:table-cell office:value-type="float" office:value="0.00012">
                <text:p>0.00012</text:p>
              </table:table-cell>
              <table:table-cell office:value-type="float" office:value="0.0809008164723">
                <text:p>0.0809008164723</text:p>
              </table:table-cell>
            </table:table-row>
            <table:table-row>
              <table:table-cell office:value-type="float" office:value="0.00014">
                <text:p>0.00014</text:p>
              </table:table-cell>
              <table:table-cell office:value-type="float" office:value="0.0806624055727">
                <text:p>0.0806624055727</text:p>
              </table:table-cell>
            </table:table-row>
            <table:table-row>
              <table:table-cell office:value-type="float" office:value="0.00016">
                <text:p>0.00016</text:p>
              </table:table-cell>
              <table:table-cell office:value-type="float" office:value="0.0729704654636">
                <text:p>0.0729704654636</text:p>
              </table:table-cell>
            </table:table-row>
            <table:table-row>
              <table:table-cell office:value-type="float" office:value="0.00018">
                <text:p>0.00018</text:p>
              </table:table-cell>
              <table:table-cell office:value-type="float" office:value="0.0805060465847">
                <text:p>0.0805060465847</text:p>
              </table:table-cell>
            </table:table-row>
            <table:table-row>
              <table:table-cell office:value-type="float" office:value="0.0002">
                <text:p>0.0002</text:p>
              </table:table-cell>
              <table:table-cell office:value-type="float" office:value="0.0827847181826">
                <text:p>0.0827847181826</text:p>
              </table:table-cell>
            </table:table-row>
            <table:table-row>
              <table:table-cell office:value-type="float" office:value="0.00022">
                <text:p>0.00022</text:p>
              </table:table-cell>
              <table:table-cell office:value-type="float" office:value="0.0809971836766">
                <text:p>0.0809971836766</text:p>
              </table:table-cell>
            </table:table-row>
            <table:table-row>
              <table:table-cell office:value-type="float" office:value="0.00024">
                <text:p>0.00024</text:p>
              </table:table-cell>
              <table:table-cell office:value-type="float" office:value="0.0865321594863">
                <text:p>0.0865321594863</text:p>
              </table:table-cell>
            </table:table-row>
            <table:table-row>
              <table:table-cell office:value-type="float" office:value="0.00026">
                <text:p>0.00026</text:p>
              </table:table-cell>
              <table:table-cell office:value-type="float" office:value="0.0780831885453">
                <text:p>0.0780831885453</text:p>
              </table:table-cell>
            </table:table-row>
            <table:table-row>
              <table:table-cell office:value-type="float" office:value="0.00028">
                <text:p>0.00028</text:p>
              </table:table-cell>
              <table:table-cell office:value-type="float" office:value="0.0741486497581">
                <text:p>0.0741486497581</text:p>
              </table:table-cell>
            </table:table-row>
            <table:table-row>
              <table:table-cell office:value-type="float" office:value="0.0003">
                <text:p>0.0003</text:p>
              </table:table-cell>
              <table:table-cell office:value-type="float" office:value="0.0789950808329">
                <text:p>0.0789950808329</text:p>
              </table:table-cell>
            </table:table-row>
            <table:table-row>
              <table:table-cell office:value-type="float" office:value="0.00032">
                <text:p>0.00032</text:p>
              </table:table-cell>
              <table:table-cell office:value-type="float" office:value="0.0714175713906">
                <text:p>0.0714175713906</text:p>
              </table:table-cell>
            </table:table-row>
            <table:table-row>
              <table:table-cell office:value-type="float" office:value="0.00034">
                <text:p>0.00034</text:p>
              </table:table-cell>
              <table:table-cell office:value-type="float" office:value="0.0753626204945">
                <text:p>0.0753626204945</text:p>
              </table:table-cell>
            </table:table-row>
            <table:table-row>
              <table:table-cell office:value-type="float" office:value="0.00036">
                <text:p>0.00036</text:p>
              </table:table-cell>
              <table:table-cell office:value-type="float" office:value="0.0849076944832">
                <text:p>0.0849076944832</text:p>
              </table:table-cell>
            </table:table-row>
            <table:table-row>
              <table:table-cell office:value-type="float" office:value="0.00038">
                <text:p>0.00038</text:p>
              </table:table-cell>
              <table:table-cell office:value-type="float" office:value="0.0759282052736">
                <text:p>0.0759282052736</text:p>
              </table:table-cell>
            </table:table-row>
            <table:table-row>
              <table:table-cell office:value-type="float" office:value="0.0004">
                <text:p>0.0004</text:p>
              </table:table-cell>
              <table:table-cell office:value-type="float" office:value="0.0798864883814">
                <text:p>0.0798864883814</text:p>
              </table:table-cell>
            </table:table-row>
            <table:table-row>
              <table:table-cell office:value-type="float" office:value="0.00042">
                <text:p>0.00042</text:p>
              </table:table-cell>
              <table:table-cell office:value-type="float" office:value="0.0827764096641">
                <text:p>0.0827764096641</text:p>
              </table:table-cell>
            </table:table-row>
            <table:table-row>
              <table:table-cell office:value-type="float" office:value="0.00044">
                <text:p>0.00044</text:p>
              </table:table-cell>
              <table:table-cell office:value-type="float" office:value="0.0743104074807">
                <text:p>0.0743104074807</text:p>
              </table:table-cell>
            </table:table-row>
            <table:table-row>
              <table:table-cell office:value-type="float" office:value="0.00046">
                <text:p>0.00046</text:p>
              </table:table-cell>
              <table:table-cell office:value-type="float" office:value="0.0745474086473">
                <text:p>0.0745474086473</text:p>
              </table:table-cell>
            </table:table-row>
            <table:table-row>
              <table:table-cell office:value-type="float" office:value="0.00048">
                <text:p>0.00048</text:p>
              </table:table-cell>
              <table:table-cell office:value-type="float" office:value="0.0854859393408">
                <text:p>0.0854859393408</text:p>
              </table:table-cell>
            </table:table-row>
            <table:table-row>
              <table:table-cell office:value-type="float" office:value="0.0005">
                <text:p>0.0005</text:p>
              </table:table-cell>
              <table:table-cell office:value-type="float" office:value="0.0751641822544">
                <text:p>0.0751641822544</text:p>
              </table:table-cell>
            </table:table-row>
            <table:table-row>
              <table:table-cell office:value-type="float" office:value="0.00052">
                <text:p>0.00052</text:p>
              </table:table-cell>
              <table:table-cell office:value-type="float" office:value="0.0799858422968">
                <text:p>0.0799858422968</text:p>
              </table:table-cell>
            </table:table-row>
            <table:table-row>
              <table:table-cell office:value-type="float" office:value="0.00054">
                <text:p>0.00054</text:p>
              </table:table-cell>
              <table:table-cell office:value-type="float" office:value="0.0842895615367">
                <text:p>0.0842895615367</text:p>
              </table:table-cell>
            </table:table-row>
            <table:table-row>
              <table:table-cell office:value-type="float" office:value="0.00056">
                <text:p>0.00056</text:p>
              </table:table-cell>
              <table:table-cell office:value-type="float" office:value="0.0772459309784">
                <text:p>0.0772459309784</text:p>
              </table:table-cell>
            </table:table-row>
            <table:table-row>
              <table:table-cell office:value-type="float" office:value="0.00058">
                <text:p>0.00058</text:p>
              </table:table-cell>
              <table:table-cell office:value-type="float" office:value="0.0788627369755">
                <text:p>0.0788627369755</text:p>
              </table:table-cell>
            </table:table-row>
            <table:table-row>
              <table:table-cell office:value-type="float" office:value="0.0006">
                <text:p>0.0006</text:p>
              </table:table-cell>
              <table:table-cell office:value-type="float" office:value="0.0751616511904">
                <text:p>0.0751616511904</text:p>
              </table:table-cell>
            </table:table-row>
            <table:table-row>
              <table:table-cell office:value-type="float" office:value="0.00062">
                <text:p>0.00062</text:p>
              </table:table-cell>
              <table:table-cell office:value-type="float" office:value="0.075468390901">
                <text:p>0.075468390901</text:p>
              </table:table-cell>
            </table:table-row>
            <table:table-row>
              <table:table-cell office:value-type="float" office:value="0.00064">
                <text:p>0.00064</text:p>
              </table:table-cell>
              <table:table-cell office:value-type="float" office:value="0.0820853081056">
                <text:p>0.0820853081056</text:p>
              </table:table-cell>
            </table:table-row>
            <table:table-row>
              <table:table-cell office:value-type="float" office:value="0.00066">
                <text:p>0.00066</text:p>
              </table:table-cell>
              <table:table-cell office:value-type="float" office:value="0.0788595587013">
                <text:p>0.0788595587013</text:p>
              </table:table-cell>
            </table:table-row>
            <table:table-row>
              <table:table-cell office:value-type="float" office:value="0.00068">
                <text:p>0.00068</text:p>
              </table:table-cell>
              <table:table-cell office:value-type="float" office:value="0.0844133534662">
                <text:p>0.0844133534662</text:p>
              </table:table-cell>
            </table:table-row>
            <table:table-row>
              <table:table-cell office:value-type="float" office:value="0.0007">
                <text:p>0.0007</text:p>
              </table:table-cell>
              <table:table-cell office:value-type="float" office:value="0.0826900696487">
                <text:p>0.0826900696487</text:p>
              </table:table-cell>
            </table:table-row>
            <table:table-row>
              <table:table-cell office:value-type="float" office:value="0.00072">
                <text:p>0.00072</text:p>
              </table:table-cell>
              <table:table-cell office:value-type="float" office:value="0.0713955373966">
                <text:p>0.0713955373966</text:p>
              </table:table-cell>
            </table:table-row>
            <table:table-row>
              <table:table-cell office:value-type="float" office:value="0.00074">
                <text:p>0.00074</text:p>
              </table:table-cell>
              <table:table-cell office:value-type="float" office:value="0.0757447015904">
                <text:p>0.0757447015904</text:p>
              </table:table-cell>
            </table:table-row>
            <table:table-row>
              <table:table-cell office:value-type="float" office:value="0.00076">
                <text:p>0.00076</text:p>
              </table:table-cell>
              <table:table-cell office:value-type="float" office:value="0.0817825394822">
                <text:p>0.0817825394822</text:p>
              </table:table-cell>
            </table:table-row>
            <table:table-row>
              <table:table-cell office:value-type="float" office:value="0.00078">
                <text:p>0.00078</text:p>
              </table:table-cell>
              <table:table-cell office:value-type="float" office:value="0.0818886284344">
                <text:p>0.0818886284344</text:p>
              </table:table-cell>
            </table:table-row>
            <table:table-row>
              <table:table-cell office:value-type="float" office:value="0.0008">
                <text:p>0.0008</text:p>
              </table:table-cell>
              <table:table-cell office:value-type="float" office:value="0.0866085999762">
                <text:p>0.0866085999762</text:p>
              </table:table-cell>
            </table:table-row>
            <table:table-row>
              <table:table-cell office:value-type="float" office:value="0.00082">
                <text:p>0.00082</text:p>
              </table:table-cell>
              <table:table-cell office:value-type="float" office:value="0.0911531795034">
                <text:p>0.0911531795034</text:p>
              </table:table-cell>
            </table:table-row>
            <table:table-row>
              <table:table-cell office:value-type="float" office:value="0.00084">
                <text:p>0.00084</text:p>
              </table:table-cell>
              <table:table-cell office:value-type="float" office:value="0.0825027312441">
                <text:p>0.0825027312441</text:p>
              </table:table-cell>
            </table:table-row>
            <table:table-row>
              <table:table-cell office:value-type="float" office:value="0.00086">
                <text:p>0.00086</text:p>
              </table:table-cell>
              <table:table-cell office:value-type="float" office:value="0.0796015498048">
                <text:p>0.0796015498048</text:p>
              </table:table-cell>
            </table:table-row>
            <table:table-row>
              <table:table-cell office:value-type="float" office:value="0.00088">
                <text:p>0.00088</text:p>
              </table:table-cell>
              <table:table-cell office:value-type="float" office:value="0.079513474192">
                <text:p>0.079513474192</text:p>
              </table:table-cell>
            </table:table-row>
            <table:table-row>
              <table:table-cell office:value-type="float" office:value="0.0009">
                <text:p>0.0009</text:p>
              </table:table-cell>
              <table:table-cell office:value-type="float" office:value="0.0721552997085">
                <text:p>0.0721552997085</text:p>
              </table:table-cell>
            </table:table-row>
            <table:table-row>
              <table:table-cell office:value-type="float" office:value="0.00092">
                <text:p>0.00092</text:p>
              </table:table-cell>
              <table:table-cell office:value-type="float" office:value="0.0772087773533">
                <text:p>0.0772087773533</text:p>
              </table:table-cell>
            </table:table-row>
            <table:table-row>
              <table:table-cell office:value-type="float" office:value="0.00094">
                <text:p>0.00094</text:p>
              </table:table-cell>
              <table:table-cell office:value-type="float" office:value="0.0831436924553">
                <text:p>0.0831436924553</text:p>
              </table:table-cell>
            </table:table-row>
            <table:table-row>
              <table:table-cell office:value-type="float" office:value="0.00096">
                <text:p>0.00096</text:p>
              </table:table-cell>
              <table:table-cell office:value-type="float" office:value="0.0812559919384">
                <text:p>0.0812559919384</text:p>
              </table:table-cell>
            </table:table-row>
            <table:table-row>
              <table:table-cell office:value-type="float" office:value="0.00098">
                <text:p>0.00098</text:p>
              </table:table-cell>
              <table:table-cell office:value-type="float" office:value="0.0822207313881">
                <text:p>0.0822207313881</text:p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0.0809600336725">
                <text:p>0.0809600336725</text:p>
              </table:table-cell>
            </table:table-row>
            <table:table-row>
              <table:table-cell office:value-type="float" office:value="0.00102">
                <text:p>0.00102</text:p>
              </table:table-cell>
              <table:table-cell office:value-type="float" office:value="0.0802904439811">
                <text:p>0.0802904439811</text:p>
              </table:table-cell>
            </table:table-row>
            <table:table-row>
              <table:table-cell office:value-type="float" office:value="0.00104">
                <text:p>0.00104</text:p>
              </table:table-cell>
              <table:table-cell office:value-type="float" office:value="0.080706209391">
                <text:p>0.080706209391</text:p>
              </table:table-cell>
            </table:table-row>
            <table:table-row>
              <table:table-cell office:value-type="float" office:value="0.00106">
                <text:p>0.00106</text:p>
              </table:table-cell>
              <table:table-cell office:value-type="float" office:value="0.0834650276444">
                <text:p>0.0834650276444</text:p>
              </table:table-cell>
            </table:table-row>
            <table:table-row>
              <table:table-cell office:value-type="float" office:value="0.00108">
                <text:p>0.00108</text:p>
              </table:table-cell>
              <table:table-cell office:value-type="float" office:value="0.0788717230559">
                <text:p>0.0788717230559</text:p>
              </table:table-cell>
            </table:table-row>
            <table:table-row>
              <table:table-cell office:value-type="float" office:value="0.0011">
                <text:p>0.0011</text:p>
              </table:table-cell>
              <table:table-cell office:value-type="float" office:value="0.0820517060364">
                <text:p>0.0820517060364</text:p>
              </table:table-cell>
            </table:table-row>
            <table:table-row>
              <table:table-cell office:value-type="float" office:value="0.00112">
                <text:p>0.00112</text:p>
              </table:table-cell>
              <table:table-cell office:value-type="float" office:value="0.0839836991826">
                <text:p>0.0839836991826</text:p>
              </table:table-cell>
            </table:table-row>
            <table:table-row>
              <table:table-cell office:value-type="float" office:value="0.00114">
                <text:p>0.00114</text:p>
              </table:table-cell>
              <table:table-cell office:value-type="float" office:value="0.0780209012872">
                <text:p>0.0780209012872</text:p>
              </table:table-cell>
            </table:table-row>
            <table:table-row>
              <table:table-cell office:value-type="float" office:value="0.00116">
                <text:p>0.00116</text:p>
              </table:table-cell>
              <table:table-cell office:value-type="float" office:value="0.0798558936451">
                <text:p>0.0798558936451</text:p>
              </table:table-cell>
            </table:table-row>
            <table:table-row>
              <table:table-cell office:value-type="float" office:value="0.00118">
                <text:p>0.00118</text:p>
              </table:table-cell>
              <table:table-cell office:value-type="float" office:value="0.0821779097827">
                <text:p>0.0821779097827</text:p>
              </table:table-cell>
            </table:table-row>
            <table:table-row>
              <table:table-cell office:value-type="float" office:value="0.0012">
                <text:p>0.0012</text:p>
              </table:table-cell>
              <table:table-cell office:value-type="float" office:value="0.0777075448263">
                <text:p>0.0777075448263</text:p>
              </table:table-cell>
            </table:table-row>
            <table:table-row>
              <table:table-cell office:value-type="float" office:value="0.00122">
                <text:p>0.00122</text:p>
              </table:table-cell>
              <table:table-cell office:value-type="float" office:value="0.0734003592038">
                <text:p>0.0734003592038</text:p>
              </table:table-cell>
            </table:table-row>
            <table:table-row>
              <table:table-cell office:value-type="float" office:value="0.00124">
                <text:p>0.00124</text:p>
              </table:table-cell>
              <table:table-cell office:value-type="float" office:value="0.0862818154144">
                <text:p>0.0862818154144</text:p>
              </table:table-cell>
            </table:table-row>
            <table:table-row>
              <table:table-cell office:value-type="float" office:value="0.00126">
                <text:p>0.00126</text:p>
              </table:table-cell>
              <table:table-cell office:value-type="float" office:value="0.0777924022037">
                <text:p>0.0777924022037</text:p>
              </table:table-cell>
            </table:table-row>
            <table:table-row>
              <table:table-cell office:value-type="float" office:value="0.00128">
                <text:p>0.00128</text:p>
              </table:table-cell>
              <table:table-cell office:value-type="float" office:value="0.0815166815488">
                <text:p>0.0815166815488</text:p>
              </table:table-cell>
            </table:table-row>
            <table:table-row>
              <table:table-cell office:value-type="float" office:value="0.0013">
                <text:p>0.0013</text:p>
              </table:table-cell>
              <table:table-cell office:value-type="float" office:value="0.0885041205195">
                <text:p>0.0885041205195</text:p>
              </table:table-cell>
            </table:table-row>
            <table:table-row>
              <table:table-cell office:value-type="float" office:value="0.00132">
                <text:p>0.00132</text:p>
              </table:table-cell>
              <table:table-cell office:value-type="float" office:value="0.0805347160535">
                <text:p>0.0805347160535</text:p>
              </table:table-cell>
            </table:table-row>
            <table:table-row>
              <table:table-cell office:value-type="float" office:value="0.00134">
                <text:p>0.00134</text:p>
              </table:table-cell>
              <table:table-cell office:value-type="float" office:value="0.0747103139024">
                <text:p>0.0747103139024</text:p>
              </table:table-cell>
            </table:table-row>
            <table:table-row>
              <table:table-cell office:value-type="float" office:value="0.00136">
                <text:p>0.00136</text:p>
              </table:table-cell>
              <table:table-cell office:value-type="float" office:value="0.07533776568">
                <text:p>0.07533776568</text:p>
              </table:table-cell>
            </table:table-row>
            <table:table-row>
              <table:table-cell office:value-type="float" office:value="0.00138">
                <text:p>0.00138</text:p>
              </table:table-cell>
              <table:table-cell office:value-type="float" office:value="0.0808446879428">
                <text:p>0.0808446879428</text:p>
              </table:table-cell>
            </table:table-row>
            <table:table-row>
              <table:table-cell office:value-type="float" office:value="0.0014">
                <text:p>0.0014</text:p>
              </table:table-cell>
              <table:table-cell office:value-type="float" office:value="0.0819577051491">
                <text:p>0.0819577051491</text:p>
              </table:table-cell>
            </table:table-row>
            <table:table-row>
              <table:table-cell office:value-type="float" office:value="0.00142">
                <text:p>0.00142</text:p>
              </table:table-cell>
              <table:table-cell office:value-type="float" office:value="0.0708526977274">
                <text:p>0.0708526977274</text:p>
              </table:table-cell>
            </table:table-row>
            <table:table-row>
              <table:table-cell office:value-type="float" office:value="0.00144">
                <text:p>0.00144</text:p>
              </table:table-cell>
              <table:table-cell office:value-type="float" office:value="0.0735521803585">
                <text:p>0.0735521803585</text:p>
              </table:table-cell>
            </table:table-row>
            <table:table-row>
              <table:table-cell office:value-type="float" office:value="0.00146">
                <text:p>0.00146</text:p>
              </table:table-cell>
              <table:table-cell office:value-type="float" office:value="0.075205473435">
                <text:p>0.075205473435</text:p>
              </table:table-cell>
            </table:table-row>
            <table:table-row>
              <table:table-cell office:value-type="float" office:value="0.00148">
                <text:p>0.00148</text:p>
              </table:table-cell>
              <table:table-cell office:value-type="float" office:value="0.0730197193936">
                <text:p>0.0730197193936</text:p>
              </table:table-cell>
            </table:table-row>
            <table:table-row>
              <table:table-cell office:value-type="float" office:value="0.0015">
                <text:p>0.0015</text:p>
              </table:table-cell>
              <table:table-cell office:value-type="float" office:value="0.0787146474907">
                <text:p>0.0787146474907</text:p>
              </table:table-cell>
            </table:table-row>
            <table:table-row>
              <table:table-cell office:value-type="float" office:value="0.00152">
                <text:p>0.00152</text:p>
              </table:table-cell>
              <table:table-cell office:value-type="float" office:value="0.0745513679329">
                <text:p>0.0745513679329</text:p>
              </table:table-cell>
            </table:table-row>
            <table:table-row>
              <table:table-cell office:value-type="float" office:value="0.00154">
                <text:p>0.00154</text:p>
              </table:table-cell>
              <table:table-cell office:value-type="float" office:value="0.0768646938555">
                <text:p>0.0768646938555</text:p>
              </table:table-cell>
            </table:table-row>
            <table:table-row>
              <table:table-cell office:value-type="float" office:value="0.00156">
                <text:p>0.00156</text:p>
              </table:table-cell>
              <table:table-cell office:value-type="float" office:value="0.0767405406454">
                <text:p>0.0767405406454</text:p>
              </table:table-cell>
            </table:table-row>
            <table:table-row>
              <table:table-cell office:value-type="float" office:value="0.00158">
                <text:p>0.00158</text:p>
              </table:table-cell>
              <table:table-cell office:value-type="float" office:value="0.076427495579">
                <text:p>0.076427495579</text:p>
              </table:table-cell>
            </table:table-row>
            <table:table-row>
              <table:table-cell office:value-type="float" office:value="0.0016">
                <text:p>0.0016</text:p>
              </table:table-cell>
              <table:table-cell office:value-type="float" office:value="0.0759259450417">
                <text:p>0.0759259450417</text:p>
              </table:table-cell>
            </table:table-row>
            <table:table-row>
              <table:table-cell office:value-type="float" office:value="0.00162">
                <text:p>0.00162</text:p>
              </table:table-cell>
              <table:table-cell office:value-type="float" office:value="0.0810695158928">
                <text:p>0.0810695158928</text:p>
              </table:table-cell>
            </table:table-row>
            <table:table-row>
              <table:table-cell office:value-type="float" office:value="0.00164">
                <text:p>0.00164</text:p>
              </table:table-cell>
              <table:table-cell office:value-type="float" office:value="0.0798501635719">
                <text:p>0.0798501635719</text:p>
              </table:table-cell>
            </table:table-row>
            <table:table-row>
              <table:table-cell office:value-type="float" office:value="0.00166">
                <text:p>0.00166</text:p>
              </table:table-cell>
              <table:table-cell office:value-type="float" office:value="0.0831539082343">
                <text:p>0.0831539082343</text:p>
              </table:table-cell>
            </table:table-row>
            <table:table-row>
              <table:table-cell office:value-type="float" office:value="0.00168">
                <text:p>0.00168</text:p>
              </table:table-cell>
              <table:table-cell office:value-type="float" office:value="0.0781859916658">
                <text:p>0.0781859916658</text:p>
              </table:table-cell>
            </table:table-row>
            <table:table-row>
              <table:table-cell office:value-type="float" office:value="0.0017">
                <text:p>0.0017</text:p>
              </table:table-cell>
              <table:table-cell office:value-type="float" office:value="0.0776986847024">
                <text:p>0.0776986847024</text:p>
              </table:table-cell>
            </table:table-row>
            <table:table-row>
              <table:table-cell office:value-type="float" office:value="0.00172">
                <text:p>0.00172</text:p>
              </table:table-cell>
              <table:table-cell office:value-type="float" office:value="0.0806021358279">
                <text:p>0.0806021358279</text:p>
              </table:table-cell>
            </table:table-row>
            <table:table-row>
              <table:table-cell office:value-type="float" office:value="0.00174">
                <text:p>0.00174</text:p>
              </table:table-cell>
              <table:table-cell office:value-type="float" office:value="0.0767120904832">
                <text:p>0.0767120904832</text:p>
              </table:table-cell>
            </table:table-row>
            <table:table-row>
              <table:table-cell office:value-type="float" office:value="0.00176">
                <text:p>0.00176</text:p>
              </table:table-cell>
              <table:table-cell office:value-type="float" office:value="0.0731018396467">
                <text:p>0.0731018396467</text:p>
              </table:table-cell>
            </table:table-row>
            <table:table-row>
              <table:table-cell office:value-type="float" office:value="0.00178">
                <text:p>0.00178</text:p>
              </table:table-cell>
              <table:table-cell office:value-type="float" office:value="0.0736649451835">
                <text:p>0.0736649451835</text:p>
              </table:table-cell>
            </table:table-row>
            <table:table-row>
              <table:table-cell office:value-type="float" office:value="0.0018">
                <text:p>0.0018</text:p>
              </table:table-cell>
              <table:table-cell office:value-type="float" office:value="0.082958563082">
                <text:p>0.082958563082</text:p>
              </table:table-cell>
            </table:table-row>
            <table:table-row>
              <table:table-cell office:value-type="float" office:value="0.00182">
                <text:p>0.00182</text:p>
              </table:table-cell>
              <table:table-cell office:value-type="float" office:value="0.0781594698787">
                <text:p>0.0781594698787</text:p>
              </table:table-cell>
            </table:table-row>
            <table:table-row>
              <table:table-cell office:value-type="float" office:value="0.00184">
                <text:p>0.00184</text:p>
              </table:table-cell>
              <table:table-cell office:value-type="float" office:value="0.0724263605672">
                <text:p>0.0724263605672</text:p>
              </table:table-cell>
            </table:table-row>
            <table:table-row>
              <table:table-cell office:value-type="float" office:value="0.00186">
                <text:p>0.00186</text:p>
              </table:table-cell>
              <table:table-cell office:value-type="float" office:value="0.0783582600246">
                <text:p>0.0783582600246</text:p>
              </table:table-cell>
            </table:table-row>
            <table:table-row>
              <table:table-cell office:value-type="float" office:value="0.00188">
                <text:p>0.00188</text:p>
              </table:table-cell>
              <table:table-cell office:value-type="float" office:value="0.0766090391851">
                <text:p>0.0766090391851</text:p>
              </table:table-cell>
            </table:table-row>
            <table:table-row>
              <table:table-cell office:value-type="float" office:value="0.0019">
                <text:p>0.0019</text:p>
              </table:table-cell>
              <table:table-cell office:value-type="float" office:value="0.0822018566266">
                <text:p>0.0822018566266</text:p>
              </table:table-cell>
            </table:table-row>
            <table:table-row>
              <table:table-cell office:value-type="float" office:value="0.00192">
                <text:p>0.00192</text:p>
              </table:table-cell>
              <table:table-cell office:value-type="float" office:value="0.0802431960718">
                <text:p>0.0802431960718</text:p>
              </table:table-cell>
            </table:table-row>
            <table:table-row>
              <table:table-cell office:value-type="float" office:value="0.00194">
                <text:p>0.00194</text:p>
              </table:table-cell>
              <table:table-cell office:value-type="float" office:value="0.0699292669732">
                <text:p>0.0699292669732</text:p>
              </table:table-cell>
            </table:table-row>
            <table:table-row>
              <table:table-cell office:value-type="float" office:value="0.00196">
                <text:p>0.00196</text:p>
              </table:table-cell>
              <table:table-cell office:value-type="float" office:value="0.0830342249287">
                <text:p>0.0830342249287</text:p>
              </table:table-cell>
            </table:table-row>
            <table:table-row>
              <table:table-cell office:value-type="float" office:value="0.00198">
                <text:p>0.00198</text:p>
              </table:table-cell>
              <table:table-cell office:value-type="float" office:value="0.0748067921401">
                <text:p>0.07480679214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